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1cm" fo:min-width="1.501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2.5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1.088cm"/>
    </style:style>
    <style:style style:name="gr5" style:family="graphic" style:parent-style-name="standard">
      <style:graphic-properties draw:textarea-horizontal-align="justify" draw:textarea-vertical-align="middle" draw:auto-grow-height="false" fo:min-height="1.19cm" fo:min-width="1.74cm"/>
    </style:style>
    <style:style style:name="gr6" style:family="graphic" style:parent-style-name="standard">
      <style:graphic-properties draw:textarea-horizontal-align="justify" draw:textarea-vertical-align="middle" draw:auto-grow-height="false" fo:min-height="1.296cm" fo:min-width="0.989cm"/>
    </style:style>
    <style:style style:name="gr7" style:family="graphic" style:parent-style-name="standard">
      <style:graphic-properties draw:stroke="none" draw:fill="none" fo:min-height="0.392cm"/>
    </style:style>
    <style:style style:name="gr8" style:family="graphic" style:parent-style-name="standard">
      <style:graphic-properties draw:fill-color="#0000ff" draw:textarea-horizontal-align="justify" draw:textarea-vertical-align="middle" draw:auto-grow-height="false" fo:min-height="1.656cm" fo:min-width="2.422cm"/>
    </style:style>
    <style:style style:name="gr9" style:family="graphic" style:parent-style-name="standard">
      <style:graphic-properties draw:fill-color="#00ff00" draw:textarea-horizontal-align="justify" draw:textarea-vertical-align="middle" draw:auto-grow-height="false" fo:min-height="0.766cm" fo:min-width="2.929cm" draw:shadow="visible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18cm" fo:min-width="1.542cm"/>
    </style:style>
    <style:style style:name="gr11" style:family="graphic" style:parent-style-name="standard">
      <style:graphic-properties draw:fill-color="#00ff00" draw:textarea-horizontal-align="justify" draw:textarea-vertical-align="middle" draw:auto-grow-height="false" fo:min-height="0.766cm" fo:min-width="2.929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2.434cm" fo:min-width="2.705cm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0.766cm" fo:min-width="3.183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1.021cm" fo:min-width="1.741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2.418cm" fo:min-width="2.879cm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2.418cm" fo:min-width="2.802cm"/>
    </style:style>
    <style:style style:name="gr19" style:family="graphic" style:parent-style-name="standard">
      <style:graphic-properties svg:stroke-color="#ff0000" draw:fill-color="#ffffff" draw:textarea-horizontal-align="justify" draw:textarea-vertical-align="middle" draw:auto-grow-height="false" fo:min-height="0.648cm" fo:min-width="0.398cm"/>
    </style:style>
    <style:style style:name="gr20" style:family="graphic" style:parent-style-name="standard">
      <style:graphic-properties draw:fill-color="#00ff00" draw:textarea-horizontal-align="justify" draw:textarea-vertical-align="middle" draw:auto-grow-height="false" fo:min-height="0.766cm" fo:min-width="2.521cm"/>
    </style:style>
    <style:style style:name="gr21" style:family="graphic" style:parent-style-name="standard">
      <style:graphic-properties draw:fill-color="#ffffff" draw:textarea-horizontal-align="justify" draw:textarea-vertical-align="top" draw:auto-grow-height="false" fo:min-height="4.83cm" fo:min-width="5.215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2.036cm" fo:min-width="13.724cm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 fo:min-height="1.036cm" fo:min-width="2.521cm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2.417cm" fo:min-width="11.819cm"/>
    </style:style>
    <style:style style:name="co1" style:family="table-column">
      <style:table-column-properties style:column-width="3.263cm" style:use-optimal-column-width="false"/>
    </style:style>
    <style:style style:name="co2" style:family="table-column">
      <style:table-column-properties style:column-width="3.567cm" style:use-optimal-column-width="false"/>
    </style:style>
    <style:style style:name="co3" style:family="table-column">
      <style:table-column-properties style:column-width="3.845cm" style:use-optimal-column-width="false"/>
    </style:style>
    <style:style style:name="co4" style:family="table-column">
      <style:table-column-properties style:column-width="4.332cm" style:use-optimal-column-width="false"/>
    </style:style>
    <style:style style:name="co5" style:family="table-column">
      <style:table-column-properties style:column-width="2.712cm" style:use-optimal-column-width="false"/>
    </style:style>
    <style:style style:name="co6" style:family="table-column">
      <style:table-column-properties style:column-width="1.87cm" style:use-optimal-column-width="false"/>
    </style:style>
    <style:style style:name="ro1" style:family="table-row">
      <style:table-row-properties style:row-height="1.463cm"/>
    </style:style>
    <style:style style:name="ro2" style:family="table-row">
      <style:table-row-properties style:row-height="3.435cm"/>
    </style:style>
    <style:style style:name="ro3" style:family="table-row">
      <style:table-row-properties style:row-height="3.509cm"/>
    </style:style>
    <style:style style:name="ro4" style:family="table-row">
      <style:table-row-properties style:row-height="3.178cm"/>
    </style:style>
    <style:style style:name="ro5" style:family="table-row">
      <style:table-row-properties style:row-height="3.803cm"/>
    </style:style>
    <style:style style:name="ro6" style:family="table-row">
      <style:table-row-properties style:row-height="4.102cm"/>
    </style:style>
    <style:style style:name="ro7" style:family="table-row">
      <style:table-row-properties style:row-height="3.241cm"/>
    </style:style>
    <style:style style:name="ro8" style:family="table-row">
      <style:table-row-properties style:row-height="3.869cm"/>
    </style:style>
    <style:style style:name="ro9" style:family="table-row">
      <style:table-row-properties style:row-height="2.95cm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start" fo:text-indent="0cm" style:text-autospace="none" style:line-break="normal" style:writing-mode="page"/>
      <style:text-properties fo:hyphenate="false"/>
    </style:style>
    <style:style style:name="P5" style:family="paragraph">
      <style:paragraph-properties fo:margin-left="0cm" fo:margin-right="0cm" fo:text-align="start" fo:text-indent="0cm"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-color="#0000ff"/>
      <style:paragraph-properties fo:text-align="center"/>
    </style:style>
    <style:style style:name="P12" style:family="paragraph">
      <style:paragraph-properties fo:text-align="center"/>
      <style:text-properties style:use-window-font-color="true" fo:font-size="12pt"/>
    </style:style>
    <style:style style:name="P13" style:family="paragraph">
      <loext:graphic-properties draw:fill-color="#00ff00"/>
      <style:paragraph-properties fo:text-align="center"/>
      <style:text-properties style:use-window-font-color="true" fo:font-size="12pt"/>
    </style:style>
    <style:style style:name="P14" style:family="paragraph">
      <style:paragraph-properties fo:text-align="center"/>
      <style:text-properties fo:font-size="13pt"/>
    </style:style>
    <style:style style:name="P15" style:family="paragraph">
      <loext:graphic-properties draw:fill-color="#ffff00"/>
      <style:paragraph-properties fo:text-align="center"/>
      <style:text-properties fo:font-size="13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loext:graphic-properties draw:fill-color="#00ff00"/>
      <style:paragraph-properties fo:text-align="center"/>
      <style:text-properties fo:font-size="12pt"/>
    </style:style>
    <style:style style:name="P18" style:family="paragraph">
      <style:paragraph-properties fo:text-align="center"/>
      <style:text-properties fo:font-size="10pt"/>
    </style:style>
    <style:style style:name="P19" style:family="paragraph">
      <loext:graphic-properties draw:fill-color="#ffff00"/>
      <style:paragraph-properties fo:text-align="center"/>
      <style:text-properties fo:font-size="10pt"/>
    </style:style>
    <style:style style:name="P20" style:family="paragraph">
      <loext:graphic-properties draw:fill-color="#00ff00"/>
      <style:paragraph-properties fo:text-align="center"/>
      <style:text-properties fo:font-size="10pt"/>
    </style:style>
    <style:style style:name="P21" style:family="paragraph">
      <style:paragraph-properties fo:text-align="center"/>
      <style:text-properties fo:font-size="14pt"/>
    </style:style>
    <style:style style:name="P22" style:family="paragraph">
      <loext:graphic-properties draw:fill-color="#0000ff"/>
      <style:paragraph-properties fo:text-align="center"/>
      <style:text-properties fo:font-size="14pt"/>
    </style:style>
    <style:style style:name="P23" style:family="paragraph">
      <style:paragraph-properties fo:text-align="center"/>
      <style:text-properties fo:color="#ff0000"/>
    </style:style>
    <style:style style:name="P24" style:family="paragraph">
      <loext:graphic-properties draw:fill-color="#ffffff"/>
      <style:paragraph-properties fo:text-align="center"/>
      <style:text-properties fo:color="#ff0000"/>
    </style:style>
    <style:style style:name="P25" style:family="paragraph">
      <style:paragraph-properties fo:text-align="start"/>
      <style:text-properties fo:font-size="10pt"/>
    </style:style>
    <style:style style:name="P26" style:family="paragraph">
      <loext:graphic-properties draw:fill-color="#ffffff"/>
      <style:paragraph-properties fo:text-align="start"/>
      <style:text-properties fo:font-size="10pt"/>
    </style:style>
    <style:style style:name="P27" style:family="paragraph">
      <loext:graphic-properties draw:fill-color="#ff0000"/>
      <style:paragraph-properties fo:text-align="center"/>
    </style:style>
    <style:style style:name="T1" style:family="tex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Droid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588cm" svg:height="30.467cm" svg:x="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Proses</text:p>
              </table:table-cell>
              <table:table-cell>
                <text:p>Prainspeksi</text:p>
              </table:table-cell>
              <table:table-cell>
                <text:p>Pokja</text:p>
              </table:table-cell>
              <table:table-cell>
                <text:p>Disposisi</text:p>
              </table:table-cell>
              <table:table-cell>
                <text:p>Data</text:p>
              </table:table-cell>
              <table:table-cell>
                <text:p>Progress</text:p>
              </table:table-cell>
            </table:table-row>
            <table:table-row table:style-name="ro2" table:default-cell-style-name="gray2">
              <table:table-cell>
                <text:p>Start</text:p>
              </table:table-cell>
              <table:table-cell/>
              <table:table-cell/>
              <table:table-cell/>
              <table:table-cell>
                <text:p>User id, password, previlege</text:p>
              </table:table-cell>
              <table:table-cell/>
            </table:table-row>
            <table:table-row table:style-name="ro3" table:default-cell-style-name="gray1">
              <table:table-cell>
                <text:p text:style-name="P1"><text:span text:style-name="T1">User prainspeksi sukses login</text:span></text:p>
              </table:table-cell>
              <table:table-cell/>
              <table:table-cell/>
              <table:table-cell/>
              <table:table-cell/>
              <table:table-cell>
                <text:p>10%</text:p>
              </table:table-cell>
            </table:table-row>
            <table:table-row table:style-name="ro4" table:default-cell-style-name="gray2">
              <table:table-cell>
                <text:p>Input data</text:p>
              </table:table-cell>
              <table:table-cell/>
              <table:table-cell/>
              <table:table-cell/>
              <table:table-cell table:style-name="ce1">
                <text:p><text:span text:style-name="T2">Key data :</text:span></text:p>
                <text:list text:style-name="L2">
                  <text:list-item>
                    <text:p><text:span text:style-name="T2">NamaGedung_id</text:span></text:p>
                  </text:list-item>
                  <text:list-item>
                    <text:p><text:span text:style-name="T2">StatusPermhn=2</text:span></text:p>
                  </text:list-item>
                </text:list>
              </table:table-cell>
              <table:table-cell>
                <text:p>20%</text:p>
              </table:table-cell>
            </table:table-row>
            <table:table-row table:style-name="ro5" table:default-cell-style-name="gray1">
              <table:table-cell>
                <text:p text:style-name="P1"><text:span text:style-name="T1">cek data permohonan</text:span></text:p>
              </table:table-cell>
              <table:table-cell/>
              <table:table-cell/>
              <table:table-cell/>
              <table:table-cell>
                <text:p><text:span text:style-name="T2">Key data :</text:span></text:p>
                <text:list text:continue-numbering="true" text:style-name="L2">
                  <text:list-item>
                    <text:p><text:span text:style-name="T2">StatusPermhn=3</text:span></text:p>
                  </text:list-item>
                </text:list>
              </table:table-cell>
              <table:table-cell>
                <text:p>30%</text:p>
              </table:table-cell>
            </table:table-row>
            <table:table-row table:style-name="ro6" table:default-cell-style-name="gray2">
              <table:table-cell>
                <text:p text:style-name="P1"><text:span text:style-name="T1">User Pokja sukses logi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1">
              <table:table-cell>
                <text:p>Input data</text:p>
              </table:table-cell>
              <table:table-cell/>
              <table:table-cell/>
              <table:table-cell/>
              <table:table-cell>
                <text:p><text:span text:style-name="T2">Key data :</text:span></text:p>
                <text:list text:continue-numbering="true" text:style-name="L2">
                  <text:list-item>
                    <text:p><text:span text:style-name="T2">StatusPermhn=4</text:span></text:p>
                  </text:list-item>
                </text:list>
              </table:table-cell>
              <table:table-cell>
                <text:p>80%</text:p>
              </table:table-cell>
            </table:table-row>
            <table:table-row table:style-name="ro8" table:default-cell-style-name="gray2">
              <table:table-cell>
                <text:p>Validasi data pemeeriksaan</text:p>
              </table:table-cell>
              <table:table-cell/>
              <table:table-cell/>
              <table:table-cell/>
              <table:table-cell>
                <text:p><text:span text:style-name="T2">Key data :</text:span></text:p>
                <text:list text:continue-numbering="true" text:style-name="L2">
                  <text:list-item>
                    <text:p><text:span text:style-name="T2">StatusPermhn=5</text:span></text:p>
                  </text:list-item>
                  <text:list-item>
                    <text:p><text:span text:style-name="T3">StatusValidasi = 1</text:span></text:p>
                  </text:list-item>
                </text:list>
              </table:table-cell>
              <table:table-cell>
                <text:p>100%</text:p>
              </table:table-cell>
            </table:table-row>
            <table:table-row table:style-name="ro9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2.667cm" svg:height="2.667cm" svg:x="4.756cm" svg:y="2.905cm">
          <text:p text:style-name="P2">Login</text:p>
          <text:p text:style-name="P2">Page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3" xml:id="id2" draw:id="id2" draw:layer="layout" svg:width="2.667cm" svg:height="2.667cm" svg:x="4.756cm" svg:y="6.461cm">
          <text:p text:style-name="P2"><text:span text:style-name="T4">Landing</text:span></text:p>
          <text:p text:style-name="P2"><text:span text:style-name="T4">P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5" xml:id="id3" draw:id="id3" draw:layer="layout" svg:width="3.075cm" svg:height="2.54cm" svg:x="4.556cm" svg:y="10.071cm">
          <text:p text:style-name="P4"><text:span text:style-name="T5">Input</text:span></text:p>
          <text:p text:style-name="P4"><text:span text:style-name="T5">Data</text:span></text:p>
          <text:p text:style-name="P4"><text:span text:style-name="T5">permohona</text:span><text:span text:style-name="T5">n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6.089cm" svg:y1="5.572cm" svg:x2="6.089cm" svg:y2="6.461cm" draw:start-shape="id1" draw:start-glue-point="2" draw:end-shape="id2" draw:end-glue-point="0" svg:d="M6089 5572v889" svg:viewBox="0 0 1 890">
          <text:p/>
        </draw:connector>
        <draw:connector draw:style-name="gr3" draw:text-style-name="P6" draw:layer="layout" svg:x1="6.089cm" svg:y1="9.128cm" svg:x2="6.093cm" svg:y2="10.071cm" draw:start-shape="id2" draw:start-glue-point="2" draw:end-shape="id3" draw:end-glue-point="0" svg:d="M6089 9128v472h4v471" svg:viewBox="0 0 5 944">
          <text:p/>
        </draw:connector>
        <draw:custom-shape draw:style-name="gr4" draw:text-style-name="P7" xml:id="id4" draw:id="id4" draw:layer="layout" svg:width="3.175cm" svg:height="2.794cm" svg:x="12.087cm" svg:y="13.346cm">
          <text:p text:style-name="P2"><text:span text:style-name="T6">Disposi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3.556cm" svg:height="2.286cm" svg:x="12.36cm" svg:y="8.52cm">
          <text:p><text:span text:style-name="T3">- @ landing page</text:span></text:p>
          <text:p><text:span text:style-name="T3">- pesan kas</text:span></text:p>
          <text:p><text:span text:style-name="T3">- StatusPermhn=1i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7" draw:id="id7" draw:layer="layout" svg:width="2.667cm" svg:height="2.667cm" svg:x="8.52cm" svg:y="17.418cm">
          <text:p text:style-name="P2"><text:span text:style-name="T4">Landing</text:span></text:p>
          <text:p text:style-name="P2"><text:span text:style-name="T4">P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5" xml:id="id6" draw:id="id6" draw:layer="layout" svg:width="3.075cm" svg:height="2.54cm" svg:x="8.312cm" svg:y="21.374cm">
          <text:p text:style-name="P4"><text:span text:style-name="T5">Input</text:span></text:p>
          <text:p text:style-name="P4"><text:span text:style-name="T5">Data</text:span></text:p>
          <text:p text:style-name="P4"><text:span text:style-name="T5">pemeriksaa</text:span><text:span text:style-name="T5">n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6.093cm" svg:y1="12.611cm" svg:x2="12.087cm" svg:y2="14.743cm" draw:start-shape="id3" draw:start-glue-point="2" draw:end-shape="id4" draw:end-glue-point="5" svg:d="M6093 12611v2132h5994" svg:viewBox="0 0 5995 2133">
          <text:p/>
        </draw:connector>
        <draw:connector draw:style-name="gr3" draw:text-style-name="P6" draw:layer="layout" svg:x1="13.675cm" svg:y1="13.346cm" svg:x2="13.693cm" svg:y2="10.806cm" draw:start-shape="id4" draw:start-glue-point="4" draw:end-shape="id5" draw:end-glue-point="7" svg:d="M13675 13346v-1269h18v-1271" svg:viewBox="0 0 19 2541">
          <text:p/>
        </draw:connector>
        <draw:connector draw:style-name="gr3" draw:text-style-name="P6" draw:layer="layout" svg:x1="14.583cm" svg:y1="8.52cm" svg:x2="7.423cm" svg:y2="7.794cm" draw:start-shape="id5" draw:start-glue-point="4" draw:end-shape="id2" draw:end-glue-point="1" svg:d="M14583 8520v-726h-7160" svg:viewBox="0 0 7161 727">
          <text:p/>
        </draw:connector>
        <draw:connector draw:style-name="gr3" draw:text-style-name="P6" draw:layer="layout" draw:line-skew="-2.137cm -1.095cm" svg:x1="13.675cm" svg:y1="16.14cm" svg:x2="8.312cm" svg:y2="22.644cm" draw:start-shape="id4" draw:start-glue-point="6" draw:end-shape="id6" draw:end-glue-point="3" svg:d="M13675 16140v481h-6960v6023h1597" svg:viewBox="0 0 6961 6505">
          <text:p/>
        </draw:connector>
        <draw:custom-shape draw:style-name="gr4" draw:text-style-name="P7" xml:id="id8" draw:id="id8" draw:layer="layout" svg:width="3.175cm" svg:height="2.794cm" svg:x="12.049cm" svg:y="24.841cm">
          <text:p text:style-name="P2"><text:span text:style-name="T6">Valida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8" xml:id="id9" draw:id="id9" draw:layer="layout" svg:width="3.556cm" svg:height="2.286cm" svg:x="12.322cm" svg:y="19.415cm">
          <text:p><text:span text:style-name="T3">- @ landing page</text:span></text:p>
          <text:p><text:span text:style-name="T3">- pesan kasi</text:span></text:p>
          <text:p><text:span text:style-name="T3">- StatusPermhn=3</text:span></text:p>
          <text:p><text:span text:style-name="T3">- StatusValidasi=0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xml:id="id10" draw:id="id10" draw:layer="layout" svg:width="2.105cm" svg:height="2.186cm" svg:x="12.584cm" svg:y="28.786cm">
          <text:p text:style-name="P2"><text:span text:style-name="T6">Seles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9.853cm" svg:y1="20.085cm" svg:x2="9.849cm" svg:y2="21.374cm" draw:start-shape="id7" draw:start-glue-point="2" draw:end-shape="id6" draw:end-glue-point="0" svg:d="M9853 20085v645h-4v644" svg:viewBox="0 0 5 1290">
          <text:p/>
        </draw:connector>
        <draw:connector draw:style-name="gr3" draw:text-style-name="P6" draw:layer="layout" svg:x1="9.849cm" svg:y1="23.914cm" svg:x2="12.049cm" svg:y2="26.238cm" draw:start-shape="id6" draw:start-glue-point="2" draw:end-shape="id8" draw:end-glue-point="5" svg:d="M9849 23914v2324h2200" svg:viewBox="0 0 2201 2325">
          <text:p/>
        </draw:connector>
        <draw:connector draw:style-name="gr3" draw:text-style-name="P6" draw:layer="layout" svg:x1="13.637cm" svg:y1="24.841cm" svg:x2="13.655cm" svg:y2="21.701cm" draw:start-shape="id8" draw:start-glue-point="4" draw:end-shape="id9" draw:end-glue-point="7" svg:d="M13637 24841v-1569h18v-1571" svg:viewBox="0 0 19 3141">
          <text:p/>
        </draw:connector>
        <draw:connector draw:style-name="gr3" draw:text-style-name="P6" draw:layer="layout" svg:x1="14.545cm" svg:y1="19.415cm" svg:x2="11.187cm" svg:y2="18.751cm" draw:start-shape="id9" draw:start-glue-point="4" draw:end-shape="id7" svg:d="M14545 19415v-664h-3358" svg:viewBox="0 0 3359 665">
          <text:p/>
        </draw:connector>
        <draw:connector draw:style-name="gr3" draw:text-style-name="P6" draw:layer="layout" svg:x1="13.637cm" svg:y1="27.635cm" svg:x2="13.637cm" svg:y2="28.786cm" draw:start-shape="id8" draw:start-glue-point="6" draw:end-shape="id10" draw:end-glue-point="4" svg:d="M13637 27635v1151" svg:viewBox="0 0 1 1152">
          <text:p/>
        </draw:connector>
        <draw:frame draw:style-name="gr7" draw:text-style-name="P10" draw:layer="layout" svg:width="2.471cm" svg:height="0.642cm" svg:x="-3.601cm" svg:y="11.632cm">
          <draw:text-box>
            <text:p text:style-name="P9">CSS framew</text:p>
          </draw:text-box>
        </draw:frame>
      </draw:page>
      <draw:page draw:name="page2" draw:style-name="dp1" draw:master-page-name="Default">
        <draw:custom-shape draw:style-name="gr8" draw:text-style-name="P11" xml:id="id11" draw:id="id11" draw:layer="layout" svg:width="4.445cm" svg:height="1.905cm" svg:x="8.566cm" svg:y="1.562cm">
          <text:p text:style-name="P2">List gedung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13" xml:id="id12" draw:id="id12" draw:layer="layout" svg:width="3.429cm" svg:height="1.016cm" svg:x="3.286cm" svg:y="5.191cm">
          <text:p text:style-name="P12">Click </text:p>
          <text:p text:style-name="P12">Search button </text:p>
          <draw:enhanced-geometry svg:viewBox="0 0 21600 21600" draw:type="rectangle" draw:enhanced-path="M 0 0 L 21600 0 21600 21600 0 21600 0 0 Z N"/>
        </draw:custom-shape>
        <draw:custom-shape draw:style-name="gr8" draw:text-style-name="P11" xml:id="id13" draw:id="id13" draw:layer="layout" svg:width="4.445cm" svg:height="1.905cm" svg:x="2.778cm" svg:y="7.004cm">
          <text:p text:style-name="P2">List search</text:p>
          <text:p text:style-name="P2">resul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11" xml:id="id17" draw:id="id17" draw:layer="layout" svg:width="4.445cm" svg:height="1.905cm" svg:x="2.751cm" svg:y="12.468cm">
          <text:p text:style-name="P2">Edit p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15" draw:id="id15" draw:layer="layout" svg:width="3.356cm" svg:height="1.429cm" svg:x="3.305cm" svg:y="15.208cm">
          <text:p text:style-name="P14">Change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10.789cm" svg:y1="3.467cm" svg:x2="5cm" svg:y2="5.191cm" draw:start-shape="id11" draw:start-glue-point="6" draw:end-shape="id12" draw:end-glue-point="0" svg:d="M10789 3467v862h-5789v862" svg:viewBox="0 0 5790 1725">
          <text:p/>
        </draw:connector>
        <draw:connector draw:style-name="gr3" draw:text-style-name="P6" draw:layer="layout" svg:x1="5cm" svg:y1="6.207cm" svg:x2="5.001cm" svg:y2="7.004cm" draw:start-shape="id12" draw:start-glue-point="2" draw:end-shape="id13" draw:end-glue-point="4" svg:d="M5000 6207v498h1v299" svg:viewBox="0 0 2 798">
          <text:p/>
        </draw:connector>
        <draw:custom-shape draw:style-name="gr11" draw:text-style-name="P17" xml:id="id14" draw:id="id14" draw:layer="layout" svg:width="3.429cm" svg:height="1.016cm" svg:x="3.259cm" svg:y="10.636cm">
          <text:p text:style-name="P16">Click </text:p>
          <text:p text:style-name="P16">edit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5.001cm" svg:y1="8.909cm" svg:x2="4.973cm" svg:y2="10.636cm" draw:start-shape="id13" draw:start-glue-point="6" draw:end-shape="id14" draw:end-glue-point="0" svg:d="M5001 8909v864h-28v863" svg:viewBox="0 0 29 1728">
          <text:p/>
        </draw:connector>
        <draw:custom-shape draw:style-name="gr11" draw:text-style-name="P17" xml:id="id16" draw:id="id16" draw:layer="layout" svg:width="3.429cm" svg:height="1.016cm" svg:x="3.251cm" svg:y="17.394cm">
          <text:p text:style-name="P16">Click </text:p>
          <text:p text:style-name="P16">update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4.983cm" svg:y1="16.637cm" svg:x2="4.965cm" svg:y2="17.394cm" draw:start-shape="id15" draw:start-glue-point="8" draw:end-shape="id16" draw:end-glue-point="0" svg:d="M4983 16637v379h-18v378" svg:viewBox="0 0 19 758">
          <text:p/>
        </draw:connector>
        <draw:custom-shape draw:style-name="gr12" draw:text-style-name="P19" xml:id="id18" draw:id="id18" draw:layer="layout" svg:width="5.269cm" svg:height="2.683cm" svg:x="2.335cm" svg:y="19.145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4.973cm" svg:y1="11.652cm" svg:x2="4.974cm" svg:y2="12.468cm" draw:start-shape="id14" draw:start-glue-point="2" draw:end-shape="id17" draw:end-glue-point="4" svg:d="M4973 11652v408h1v408" svg:viewBox="0 0 2 817">
          <text:p/>
        </draw:connector>
        <draw:connector draw:style-name="gr3" draw:text-style-name="P6" draw:layer="layout" svg:x1="4.974cm" svg:y1="14.373cm" svg:x2="4.983cm" svg:y2="15.208cm" draw:start-shape="id17" draw:start-glue-point="6" draw:end-shape="id15" draw:end-glue-point="5" svg:d="M4974 14373v417h9v418" svg:viewBox="0 0 10 836">
          <text:p/>
        </draw:connector>
        <draw:connector draw:style-name="gr3" draw:text-style-name="P6" draw:layer="layout" svg:x1="4.965cm" svg:y1="18.41cm" svg:x2="4.97cm" svg:y2="19.145cm" draw:start-shape="id16" draw:start-glue-point="2" draw:end-shape="id18" draw:end-glue-point="5" svg:d="M4965 18410v367h5v368" svg:viewBox="0 0 6 736">
          <text:p/>
        </draw:connector>
        <draw:connector draw:style-name="gr3" draw:text-style-name="P6" draw:layer="layout" draw:line-skew="0cm 0.131cm" svg:x1="4.97cm" svg:y1="21.828cm" svg:x2="7.223cm" svg:y2="7.957cm" draw:start-shape="id18" draw:start-glue-point="8" draw:end-shape="id13" draw:end-glue-point="7" svg:d="M4970 21828v501h3266v-14372h-1013" svg:viewBox="0 0 3267 14373">
          <text:p/>
        </draw:connector>
        <draw:custom-shape draw:style-name="gr13" draw:text-style-name="P20" xml:id="id21" draw:id="id21" draw:layer="layout" svg:width="3.683cm" svg:height="1.016cm" svg:x="13.319cm" svg:y="10.271cm">
          <text:p text:style-name="P18">Click </text:p>
          <text:p text:style-name="P18">Pagination number </text:p>
          <draw:enhanced-geometry svg:viewBox="0 0 21600 21600" draw:type="rectangle" draw:enhanced-path="M 0 0 L 21600 0 21600 21600 0 21600 0 0 Z N"/>
        </draw:custom-shape>
        <draw:custom-shape draw:style-name="gr8" draw:text-style-name="P22" xml:id="id20" draw:id="id20" draw:layer="layout" svg:width="4.445cm" svg:height="1.905cm" svg:x="12.919cm" svg:y="12.303cm">
          <text:p text:style-name="P21">List pagiantion</text:p>
          <text:p text:style-name="P21">resul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9" xml:id="id19" draw:id="id19" draw:layer="layout" svg:width="3.683cm" svg:height="1.27cm" svg:x="8.62cm" svg:y="12.649cm">
          <text:p text:style-name="P18">Save base_url</text:p>
          <text:p text:style-name="P18">Save query_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11.928cm" svg:y1="13.284cm" svg:x2="12.919cm" svg:y2="13.256cm" draw:start-shape="id19" draw:start-glue-point="9" draw:end-shape="id20" draw:end-glue-point="5" svg:d="M11928 13284h683v-28h308" svg:viewBox="0 0 992 29">
          <text:p/>
        </draw:connector>
        <draw:connector draw:style-name="gr3" draw:text-style-name="P6" draw:layer="layout" svg:x1="15.16cm" svg:y1="11.287cm" svg:x2="15.142cm" svg:y2="12.303cm" draw:start-shape="id21" draw:start-glue-point="2" draw:end-shape="id20" draw:end-glue-point="4" svg:d="M15160 11287v508h-18v508" svg:viewBox="0 0 19 1017">
          <text:p/>
        </draw:connector>
        <draw:connector draw:style-name="gr16" draw:text-style-name="P6" draw:layer="layout" svg:x1="5.001cm" svg:y1="8.909cm" svg:x2="15.16cm" svg:y2="10.271cm" draw:start-shape="id13" draw:start-glue-point="6" draw:end-shape="id21" draw:end-glue-point="0" svg:d="M5001 8909v681h10159v681" svg:viewBox="0 0 10160 1363">
          <text:p/>
        </draw:connector>
        <draw:custom-shape draw:style-name="gr8" draw:text-style-name="P11" xml:id="id25" draw:id="id25" draw:layer="layout" svg:width="4.445cm" svg:height="1.905cm" svg:x="12.892cm" svg:y="16.802cm">
          <text:p text:style-name="P2">Edit p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22" draw:id="id22" draw:layer="layout" svg:width="3.356cm" svg:height="1.429cm" svg:x="13.446cm" svg:y="19.542cm">
          <text:p text:style-name="P14">Change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7" xml:id="id24" draw:id="id24" draw:layer="layout" svg:width="3.429cm" svg:height="1.016cm" svg:x="13.4cm" svg:y="14.97cm">
          <text:p text:style-name="P16">Click </text:p>
          <text:p text:style-name="P16">edit button </text:p>
          <draw:enhanced-geometry svg:viewBox="0 0 21600 21600" draw:type="rectangle" draw:enhanced-path="M 0 0 L 21600 0 21600 21600 0 21600 0 0 Z N"/>
        </draw:custom-shape>
        <draw:custom-shape draw:style-name="gr11" draw:text-style-name="P17" xml:id="id23" draw:id="id23" draw:layer="layout" svg:width="3.429cm" svg:height="1.016cm" svg:x="13.392cm" svg:y="21.728cm">
          <text:p text:style-name="P16">Click </text:p>
          <text:p text:style-name="P16">update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5.124cm" svg:y1="20.971cm" svg:x2="15.106cm" svg:y2="21.728cm" draw:start-shape="id22" draw:start-glue-point="8" draw:end-shape="id23" draw:end-glue-point="0" svg:d="M15124 20971v379h-18v378" svg:viewBox="0 0 19 758">
          <text:p/>
        </draw:connector>
        <draw:custom-shape draw:style-name="gr17" draw:text-style-name="P19" xml:id="id26" draw:id="id26" draw:layer="layout" svg:width="5.553cm" svg:height="2.667cm" svg:x="12.303cm" svg:y="23.479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15.114cm" svg:y1="15.986cm" svg:x2="15.115cm" svg:y2="16.802cm" draw:start-shape="id24" draw:start-glue-point="2" draw:end-shape="id25" draw:end-glue-point="4" svg:d="M15114 15986v408h1v408" svg:viewBox="0 0 2 817">
          <text:p/>
        </draw:connector>
        <draw:connector draw:style-name="gr3" draw:text-style-name="P6" draw:layer="layout" svg:x1="15.115cm" svg:y1="18.707cm" svg:x2="15.124cm" svg:y2="19.542cm" draw:start-shape="id25" draw:start-glue-point="6" draw:end-shape="id22" draw:end-glue-point="5" svg:d="M15115 18707v417h9v418" svg:viewBox="0 0 10 836">
          <text:p/>
        </draw:connector>
        <draw:connector draw:style-name="gr3" draw:text-style-name="P6" draw:layer="layout" svg:x1="15.106cm" svg:y1="22.744cm" svg:x2="15.08cm" svg:y2="23.479cm" draw:start-shape="id23" draw:start-glue-point="2" draw:end-shape="id26" draw:end-glue-point="5" svg:d="M15106 22744v367h-26v368" svg:viewBox="0 0 27 736">
          <text:p/>
        </draw:connector>
        <draw:connector draw:style-name="gr3" draw:text-style-name="P6" draw:layer="layout" svg:x1="15.142cm" svg:y1="14.208cm" svg:x2="15.114cm" svg:y2="14.97cm" draw:start-shape="id20" draw:start-glue-point="6" draw:end-shape="id24" draw:end-glue-point="0" svg:d="M15142 14208v381h-28v381" svg:viewBox="0 0 29 763">
          <text:p/>
        </draw:connector>
        <draw:custom-shape draw:style-name="gr8" draw:text-style-name="P11" xml:id="id30" draw:id="id30" draw:layer="layout" svg:width="4.445cm" svg:height="1.905cm" svg:x="20.393cm" svg:y="6.896cm">
          <text:p text:style-name="P2">Edit p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27" draw:id="id27" draw:layer="layout" svg:width="3.356cm" svg:height="1.429cm" svg:x="20.947cm" svg:y="9.636cm">
          <text:p text:style-name="P14">Change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7" xml:id="id29" draw:id="id29" draw:layer="layout" svg:width="3.429cm" svg:height="1.016cm" svg:x="20.901cm" svg:y="5.064cm">
          <text:p text:style-name="P16">Click </text:p>
          <text:p text:style-name="P16">edit button </text:p>
          <draw:enhanced-geometry svg:viewBox="0 0 21600 21600" draw:type="rectangle" draw:enhanced-path="M 0 0 L 21600 0 21600 21600 0 21600 0 0 Z N"/>
        </draw:custom-shape>
        <draw:custom-shape draw:style-name="gr11" draw:text-style-name="P17" xml:id="id28" draw:id="id28" draw:layer="layout" svg:width="3.429cm" svg:height="1.016cm" svg:x="20.893cm" svg:y="11.822cm">
          <text:p text:style-name="P16">Click </text:p>
          <text:p text:style-name="P16">update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2.625cm" svg:y1="11.065cm" svg:x2="22.607cm" svg:y2="11.822cm" draw:start-shape="id27" draw:start-glue-point="8" draw:end-shape="id28" draw:end-glue-point="0" svg:d="M22625 11065v379h-18v378" svg:viewBox="0 0 19 758">
          <text:p/>
        </draw:connector>
        <draw:custom-shape draw:style-name="gr18" draw:text-style-name="P19" xml:id="id31" draw:id="id31" draw:layer="layout" svg:width="5.426cm" svg:height="2.667cm" svg:x="19.896cm" svg:y="13.573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22.615cm" svg:y1="6.08cm" svg:x2="22.616cm" svg:y2="6.896cm" draw:start-shape="id29" draw:start-glue-point="2" draw:end-shape="id30" draw:end-glue-point="4" svg:d="M22615 6080v408h1v408" svg:viewBox="0 0 2 817">
          <text:p/>
        </draw:connector>
        <draw:connector draw:style-name="gr3" draw:text-style-name="P6" draw:layer="layout" svg:x1="22.616cm" svg:y1="8.801cm" svg:x2="22.625cm" svg:y2="9.636cm" draw:start-shape="id30" draw:start-glue-point="6" draw:end-shape="id27" draw:end-glue-point="5" svg:d="M22616 8801v417h9v418" svg:viewBox="0 0 10 836">
          <text:p/>
        </draw:connector>
        <draw:connector draw:style-name="gr3" draw:text-style-name="P6" draw:layer="layout" svg:x1="22.607cm" svg:y1="12.838cm" svg:x2="22.609cm" svg:y2="13.573cm" draw:start-shape="id28" draw:start-glue-point="2" draw:end-shape="id31" draw:end-glue-point="5" svg:d="M22607 12838v367h2v368" svg:viewBox="0 0 3 736">
          <text:p/>
        </draw:connector>
        <draw:connector draw:style-name="gr3" draw:text-style-name="P6" draw:layer="layout" svg:x1="10.789cm" svg:y1="3.467cm" svg:x2="22.615cm" svg:y2="5.064cm" draw:start-shape="id11" draw:start-glue-point="6" draw:end-shape="id29" svg:d="M10789 3467v799h11826v798" svg:viewBox="0 0 11827 1598">
          <text:p/>
        </draw:connector>
        <draw:connector draw:style-name="gr3" draw:text-style-name="P6" draw:layer="layout" draw:line-skew="0cm 9.76cm" svg:x1="22.609cm" svg:y1="16.24cm" svg:x2="13.011cm" svg:y2="2.515cm" draw:start-shape="id31" draw:start-glue-point="8" draw:end-shape="id11" draw:end-glue-point="7" svg:d="M22609 16240v501h3605v-14226h-13203" svg:viewBox="0 0 13204 14227">
          <text:p/>
        </draw:connector>
        <draw:connector draw:style-name="gr3" draw:text-style-name="P6" draw:layer="layout" draw:line-skew="0cm 0.915cm" svg:x1="15.08cm" svg:y1="26.146cm" svg:x2="17.364cm" svg:y2="13.256cm" draw:start-shape="id26" draw:start-glue-point="8" draw:end-shape="id20" draw:end-glue-point="7" svg:d="M15080 26146v501h4192v-13391h-1908" svg:viewBox="0 0 4193 13392">
          <text:p/>
        </draw:connector>
        <draw:connector draw:style-name="gr3" draw:text-style-name="P6" draw:layer="layout" svg:x1="10.789cm" svg:y1="3.467cm" svg:x2="15.16cm" svg:y2="10.271cm" draw:start-shape="id11" draw:start-glue-point="6" draw:end-shape="id21" svg:d="M10789 3467v3402h4371v3402" svg:viewBox="0 0 4372 6805">
          <text:p/>
        </draw:connector>
        <draw:custom-shape draw:style-name="gr19" draw:text-style-name="P24" draw:layer="layout" svg:width="1.27cm" svg:height="1.27cm" svg:x="2.778cm" svg:y="-0.778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2.905cm" svg:y="3.667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1.635cm" svg:y="9.89cm">
          <text:p text:style-name="P2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15.986cm" svg:y="8.747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24.368cm" svg:y="4.556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32" draw:id="id32" draw:layer="layout" svg:width="3.021cm" svg:height="1.016cm" svg:x="-0.505cm" svg:y="0cm">
          <text:p text:style-name="P18">Click </text:p>
          <text:p text:style-name="P18">Gedung.lihat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.516cm" svg:y1="0.508cm" svg:x2="10.789cm" svg:y2="1.562cm" draw:start-shape="id32" draw:start-glue-point="1" draw:end-shape="id11" draw:end-glue-point="4" svg:d="M2516 508h8273v1054" svg:viewBox="0 0 8274 1055">
          <text:p/>
        </draw:connector>
        <draw:custom-shape draw:style-name="gr8" draw:text-style-name="P11" xml:id="id33" draw:id="id33" draw:layer="layout" svg:width="4.445cm" svg:height="1.905cm" svg:x="-1.232cm" svg:y="-3.064cm">
          <text:p text:style-name="P2">Dash board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6" draw:layer="layout" svg:x1="0.991cm" svg:y1="-1.159cm" svg:x2="1.005cm" svg:y2="0cm" draw:start-shape="id33" draw:start-glue-point="6" draw:end-shape="id32" draw:end-glue-point="0" svg:d="M991-1159v580h14v579" svg:viewBox="0 0 15 1160">
          <text:p/>
        </draw:connector>
        <draw:custom-shape draw:style-name="gr19" draw:text-style-name="P24" draw:layer="layout" svg:width="1.27cm" svg:height="1.27cm" svg:x="3.159cm" svg:y="-2.937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6" draw:layer="layout" svg:width="5.715cm" svg:height="5.08cm" svg:x="13.954cm" svg:y="-3.064cm">
          <text:p text:style-name="P25">ABC</text:p>
          <text:p text:style-name="P25">query_str=0</text:p>
          <text:p text:style-name="P25"/>
          <text:p text:style-name="P25">ABD</text:p>
          <text:p text:style-name="P25">query_str=0</text:p>
          <text:p text:style-name="P25"/>
          <text:p text:style-name="P25">ABF</text:p>
          <text:p text:style-name="P25">query_str=0</text:p>
          <text:p text:style-name="P25">query_str=66</text:p>
          <text:p text:style-name="P25"/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line-skew="0cm -2.565cm" svg:x1="5.001cm" svg:y1="8.909cm" svg:x2="-0.505cm" svg:y2="0.508cm" draw:start-shape="id13" draw:start-glue-point="6" draw:end-shape="id32" draw:end-glue-point="3" svg:d="M5001 8909v501h-8573v-8902h3067" svg:viewBox="0 0 8574 8903">
          <text:p/>
        </draw:connector>
        <draw:custom-shape draw:style-name="gr14" draw:text-style-name="P19" xml:id="id35" draw:id="id35" draw:layer="layout" svg:width="3.683cm" svg:height="1.27cm" svg:x="4.175cm" svg:y="1.762cm">
          <text:p text:style-name="P18">Save base_url</text:p>
          <text:p text:style-name="P18">reset query_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9" xml:id="id34" draw:id="id34" draw:layer="layout" svg:width="3.683cm" svg:height="1.27cm" svg:x="-1.748cm" svg:y="7.35cm">
          <text:p text:style-name="P18">Save base_url</text:p>
          <text:p text:style-name="P18">Save query_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1.56cm" svg:y1="7.985cm" svg:x2="2.778cm" svg:y2="7.957cm" draw:start-shape="id34" draw:start-glue-point="9" draw:end-shape="id13" draw:end-glue-point="5" svg:d="M1560 7985h796v-28h422" svg:viewBox="0 0 1219 29">
          <text:p/>
        </draw:connector>
        <draw:connector draw:style-name="gr15" draw:text-style-name="P6" draw:layer="layout" svg:x1="7.483cm" svg:y1="2.397cm" svg:x2="8.566cm" svg:y2="2.515cm" draw:start-shape="id35" draw:start-glue-point="9" draw:end-shape="id11" draw:end-glue-point="5" svg:d="M7483 2397h729v118h354" svg:viewBox="0 0 1084 119">
          <text:p/>
        </draw:connector>
        <draw:custom-shape draw:style-name="gr8" draw:text-style-name="P11" xml:id="id39" draw:id="id39" draw:layer="layout" svg:width="4.445cm" svg:height="1.905cm" svg:x="30.807cm" svg:y="6.769cm">
          <text:p text:style-name="P2">add p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36" draw:id="id36" draw:layer="layout" svg:width="3.356cm" svg:height="1.429cm" svg:x="31.361cm" svg:y="9.509cm">
          <text:p text:style-name="P14">add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7" xml:id="id38" draw:id="id38" draw:layer="layout" svg:width="3.429cm" svg:height="1.016cm" svg:x="31.315cm" svg:y="4.937cm">
          <text:p text:style-name="P16">Click </text:p>
          <text:p text:style-name="P16">add button </text:p>
          <draw:enhanced-geometry svg:viewBox="0 0 21600 21600" draw:type="rectangle" draw:enhanced-path="M 0 0 L 21600 0 21600 21600 0 21600 0 0 Z N"/>
        </draw:custom-shape>
        <draw:custom-shape draw:style-name="gr11" draw:text-style-name="P17" xml:id="id37" draw:id="id37" draw:layer="layout" svg:width="3.429cm" svg:height="1.016cm" svg:x="31.307cm" svg:y="11.695cm">
          <text:p text:style-name="P16">Click </text:p>
          <text:p text:style-name="P16">save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3.039cm" svg:y1="10.938cm" svg:x2="33.021cm" svg:y2="11.695cm" draw:start-shape="id36" draw:start-glue-point="8" draw:end-shape="id37" draw:end-glue-point="0" svg:d="M33039 10938v379h-18v378" svg:viewBox="0 0 19 758">
          <text:p/>
        </draw:connector>
        <draw:connector draw:style-name="gr3" draw:text-style-name="P6" draw:layer="layout" svg:x1="33.029cm" svg:y1="5.953cm" svg:x2="33.03cm" svg:y2="6.769cm" draw:start-shape="id38" draw:start-glue-point="2" draw:end-shape="id39" draw:end-glue-point="4" svg:d="M33029 5953v408h1v408" svg:viewBox="0 0 2 817">
          <text:p/>
        </draw:connector>
        <draw:connector draw:style-name="gr3" draw:text-style-name="P6" draw:layer="layout" svg:x1="33.03cm" svg:y1="8.674cm" svg:x2="33.039cm" svg:y2="9.509cm" draw:start-shape="id39" draw:start-glue-point="6" draw:end-shape="id36" draw:end-glue-point="5" svg:d="M33030 8674v417h9v418" svg:viewBox="0 0 10 836">
          <text:p/>
        </draw:connector>
        <draw:custom-shape draw:style-name="gr14" draw:text-style-name="P19" xml:id="id40" draw:id="id40" draw:layer="layout" svg:width="3.683cm" svg:height="1.27cm" svg:x="26.438cm" svg:y="7.096cm">
          <text:p text:style-name="P18">set </text:p>
          <text:p text:style-name="P18">search_query</text:p>
          <text:p text:style-name="P18">=NUL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29.746cm" svg:y1="7.731cm" svg:x2="30.807cm" svg:y2="7.722cm" draw:start-shape="id40" draw:start-glue-point="9" draw:end-shape="id39" draw:end-glue-point="5" svg:d="M29746 7731h718v-9h343" svg:viewBox="0 0 1062 10">
          <text:p/>
        </draw:connector>
        <draw:connector draw:style-name="gr3" draw:text-style-name="P6" draw:layer="layout" draw:line-skew="-0.408cm" svg:x1="10.789cm" svg:y1="3.467cm" svg:x2="33.029cm" svg:y2="4.937cm" draw:start-shape="id11" draw:start-glue-point="6" draw:end-shape="id38" svg:d="M10789 3467v327h22240v1143" svg:viewBox="0 0 22241 1471">
          <text:p/>
        </draw:connector>
        <draw:custom-shape draw:style-name="gr8" draw:text-style-name="P22" xml:id="id41" draw:id="id41" draw:layer="layout" svg:width="4.445cm" svg:height="1.905cm" svg:x="30.718cm" svg:y="13.446cm">
          <text:p text:style-name="P21">Index/last p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6" draw:layer="layout" svg:x1="33.021cm" svg:y1="12.711cm" svg:x2="32.941cm" svg:y2="13.446cm" draw:start-shape="id37" draw:start-glue-point="2" draw:end-shape="id41" draw:end-glue-point="4" svg:d="M33021 12711v367h-80v368" svg:viewBox="0 0 81 736">
          <text:p/>
        </draw:connector>
      </draw:page>
      <draw:page draw:name="page3" draw:style-name="dp1" draw:master-page-name="Default">
        <draw:custom-shape draw:style-name="gr8" draw:text-style-name="P22" xml:id="id42" draw:id="id42" draw:layer="layout" svg:width="4.445cm" svg:height="1.905cm" svg:x="1.962cm" svg:y="1.562cm">
          <text:p text:style-name="P21">List permohonan</text:p>
          <text:p text:style-name="P21">Where Status =2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13" xml:id="id43" draw:id="id43" draw:layer="layout" svg:width="3.429cm" svg:height="1.016cm" svg:x="-3.318cm" svg:y="5.191cm">
          <text:p text:style-name="P12">Click </text:p>
          <text:p text:style-name="P12">Search button </text:p>
          <draw:enhanced-geometry svg:viewBox="0 0 21600 21600" draw:type="rectangle" draw:enhanced-path="M 0 0 L 21600 0 21600 21600 0 21600 0 0 Z N"/>
        </draw:custom-shape>
        <draw:custom-shape draw:style-name="gr8" draw:text-style-name="P11" xml:id="id44" draw:id="id44" draw:layer="layout" svg:width="4.445cm" svg:height="1.905cm" svg:x="-3.826cm" svg:y="7.004cm">
          <text:p text:style-name="P2">List search</text:p>
          <text:p text:style-name="P2">resul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11" xml:id="id48" draw:id="id48" draw:layer="layout" svg:width="4.445cm" svg:height="1.905cm" svg:x="-3.853cm" svg:y="12.468cm">
          <text:p text:style-name="P2">Edit p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46" draw:id="id46" draw:layer="layout" svg:width="3.356cm" svg:height="1.429cm" svg:x="-3.299cm" svg:y="15.208cm">
          <text:p text:style-name="P14">Change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4.185cm" svg:y1="3.467cm" svg:x2="-1.604cm" svg:y2="5.191cm" draw:start-shape="id42" draw:start-glue-point="6" draw:end-shape="id43" draw:end-glue-point="0" svg:d="M4185 3467v862h-5789v862" svg:viewBox="0 0 5790 1725">
          <text:p/>
        </draw:connector>
        <draw:connector draw:style-name="gr3" draw:text-style-name="P6" draw:layer="layout" svg:x1="-1.604cm" svg:y1="6.207cm" svg:x2="-1.603cm" svg:y2="7.004cm" draw:start-shape="id43" draw:start-glue-point="2" draw:end-shape="id44" draw:end-glue-point="4" svg:d="M-1604 6207v498h1v299" svg:viewBox="0 0 2 798">
          <text:p/>
        </draw:connector>
        <draw:custom-shape draw:style-name="gr11" draw:text-style-name="P17" xml:id="id45" draw:id="id45" draw:layer="layout" svg:width="3.429cm" svg:height="1.016cm" svg:x="-3.345cm" svg:y="10.636cm">
          <text:p text:style-name="P16">Click </text:p>
          <text:p text:style-name="P16">edit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-1.603cm" svg:y1="8.909cm" svg:x2="-1.631cm" svg:y2="10.636cm" draw:start-shape="id44" draw:start-glue-point="6" draw:end-shape="id45" draw:end-glue-point="0" svg:d="M-1603 8909v864h-28v863" svg:viewBox="0 0 29 1728">
          <text:p/>
        </draw:connector>
        <draw:custom-shape draw:style-name="gr11" draw:text-style-name="P17" xml:id="id47" draw:id="id47" draw:layer="layout" svg:width="3.429cm" svg:height="1.016cm" svg:x="-3.353cm" svg:y="17.394cm">
          <text:p text:style-name="P16">Click </text:p>
          <text:p text:style-name="P16">update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-1.621cm" svg:y1="16.637cm" svg:x2="-1.639cm" svg:y2="17.394cm" draw:start-shape="id46" draw:start-glue-point="8" draw:end-shape="id47" draw:end-glue-point="0" svg:d="M-1621 16637v379h-18v378" svg:viewBox="0 0 19 758">
          <text:p/>
        </draw:connector>
        <draw:custom-shape draw:style-name="gr12" draw:text-style-name="P19" xml:id="id49" draw:id="id49" draw:layer="layout" svg:width="5.269cm" svg:height="2.683cm" svg:x="-4.269cm" svg:y="19.145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-1.631cm" svg:y1="11.652cm" svg:x2="-1.63cm" svg:y2="12.468cm" draw:start-shape="id45" draw:start-glue-point="2" draw:end-shape="id48" draw:end-glue-point="4" svg:d="M-1631 11652v408h1v408" svg:viewBox="0 0 2 817">
          <text:p/>
        </draw:connector>
        <draw:connector draw:style-name="gr3" draw:text-style-name="P6" draw:layer="layout" svg:x1="-1.63cm" svg:y1="14.373cm" svg:x2="-1.621cm" svg:y2="15.208cm" draw:start-shape="id48" draw:start-glue-point="6" draw:end-shape="id46" draw:end-glue-point="5" svg:d="M-1630 14373v417h9v418" svg:viewBox="0 0 10 836">
          <text:p/>
        </draw:connector>
        <draw:connector draw:style-name="gr3" draw:text-style-name="P6" draw:layer="layout" svg:x1="-1.639cm" svg:y1="18.41cm" svg:x2="-1.634cm" svg:y2="19.145cm" draw:start-shape="id47" draw:start-glue-point="2" draw:end-shape="id49" draw:end-glue-point="5" svg:d="M-1639 18410v367h5v368" svg:viewBox="0 0 6 736">
          <text:p/>
        </draw:connector>
        <draw:connector draw:style-name="gr3" draw:text-style-name="P6" draw:layer="layout" draw:line-skew="0cm 0.131cm" svg:x1="-1.634cm" svg:y1="21.828cm" svg:x2="0.619cm" svg:y2="7.957cm" draw:start-shape="id49" draw:start-glue-point="8" draw:end-shape="id44" draw:end-glue-point="7" svg:d="M-1634 21828v501h3266v-14372h-1013" svg:viewBox="0 0 3267 14373">
          <text:p/>
        </draw:connector>
        <draw:custom-shape draw:style-name="gr13" draw:text-style-name="P20" xml:id="id52" draw:id="id52" draw:layer="layout" svg:width="3.683cm" svg:height="1.016cm" svg:x="6.715cm" svg:y="10.271cm">
          <text:p text:style-name="P18">Click </text:p>
          <text:p text:style-name="P18">Pagination number </text:p>
          <draw:enhanced-geometry svg:viewBox="0 0 21600 21600" draw:type="rectangle" draw:enhanced-path="M 0 0 L 21600 0 21600 21600 0 21600 0 0 Z N"/>
        </draw:custom-shape>
        <draw:custom-shape draw:style-name="gr8" draw:text-style-name="P22" xml:id="id51" draw:id="id51" draw:layer="layout" svg:width="4.445cm" svg:height="1.905cm" svg:x="6.315cm" svg:y="12.303cm">
          <text:p text:style-name="P21">List pagiantion</text:p>
          <text:p text:style-name="P21">resul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9" xml:id="id50" draw:id="id50" draw:layer="layout" svg:width="3.683cm" svg:height="1.27cm" svg:x="2.016cm" svg:y="12.649cm">
          <text:p text:style-name="P18">Save base_url</text:p>
          <text:p text:style-name="P18">Save query_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5.324cm" svg:y1="13.284cm" svg:x2="6.315cm" svg:y2="13.256cm" draw:start-shape="id50" draw:start-glue-point="9" draw:end-shape="id51" draw:end-glue-point="5" svg:d="M5324 13284h683v-28h308" svg:viewBox="0 0 992 29">
          <text:p/>
        </draw:connector>
        <draw:connector draw:style-name="gr3" draw:text-style-name="P6" draw:layer="layout" svg:x1="8.556cm" svg:y1="11.287cm" svg:x2="8.538cm" svg:y2="12.303cm" draw:start-shape="id52" draw:start-glue-point="2" draw:end-shape="id51" draw:end-glue-point="4" svg:d="M8556 11287v508h-18v508" svg:viewBox="0 0 19 1017">
          <text:p/>
        </draw:connector>
        <draw:connector draw:style-name="gr16" draw:text-style-name="P6" draw:layer="layout" svg:x1="-1.603cm" svg:y1="8.909cm" svg:x2="8.556cm" svg:y2="10.271cm" draw:start-shape="id44" draw:start-glue-point="6" draw:end-shape="id52" draw:end-glue-point="0" svg:d="M-1603 8909v681h10159v681" svg:viewBox="0 0 10160 1363">
          <text:p/>
        </draw:connector>
        <draw:custom-shape draw:style-name="gr8" draw:text-style-name="P11" xml:id="id56" draw:id="id56" draw:layer="layout" svg:width="4.445cm" svg:height="1.905cm" svg:x="6.288cm" svg:y="16.802cm">
          <text:p text:style-name="P2">Edit p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53" draw:id="id53" draw:layer="layout" svg:width="3.356cm" svg:height="1.429cm" svg:x="6.842cm" svg:y="19.542cm">
          <text:p text:style-name="P14">Change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7" xml:id="id55" draw:id="id55" draw:layer="layout" svg:width="3.429cm" svg:height="1.016cm" svg:x="6.796cm" svg:y="14.97cm">
          <text:p text:style-name="P16">Click </text:p>
          <text:p text:style-name="P16">edit button </text:p>
          <draw:enhanced-geometry svg:viewBox="0 0 21600 21600" draw:type="rectangle" draw:enhanced-path="M 0 0 L 21600 0 21600 21600 0 21600 0 0 Z N"/>
        </draw:custom-shape>
        <draw:custom-shape draw:style-name="gr11" draw:text-style-name="P17" xml:id="id54" draw:id="id54" draw:layer="layout" svg:width="3.429cm" svg:height="1.016cm" svg:x="6.788cm" svg:y="21.728cm">
          <text:p text:style-name="P16">Click </text:p>
          <text:p text:style-name="P16">update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8.52cm" svg:y1="20.971cm" svg:x2="8.502cm" svg:y2="21.728cm" draw:start-shape="id53" draw:start-glue-point="8" draw:end-shape="id54" draw:end-glue-point="0" svg:d="M8520 20971v379h-18v378" svg:viewBox="0 0 19 758">
          <text:p/>
        </draw:connector>
        <draw:custom-shape draw:style-name="gr17" draw:text-style-name="P19" xml:id="id57" draw:id="id57" draw:layer="layout" svg:width="5.553cm" svg:height="2.667cm" svg:x="5.699cm" svg:y="23.479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8.51cm" svg:y1="15.986cm" svg:x2="8.511cm" svg:y2="16.802cm" draw:start-shape="id55" draw:start-glue-point="2" draw:end-shape="id56" draw:end-glue-point="4" svg:d="M8510 15986v408h1v408" svg:viewBox="0 0 2 817">
          <text:p/>
        </draw:connector>
        <draw:connector draw:style-name="gr3" draw:text-style-name="P6" draw:layer="layout" svg:x1="8.511cm" svg:y1="18.707cm" svg:x2="8.52cm" svg:y2="19.542cm" draw:start-shape="id56" draw:start-glue-point="6" draw:end-shape="id53" draw:end-glue-point="5" svg:d="M8511 18707v417h9v418" svg:viewBox="0 0 10 836">
          <text:p/>
        </draw:connector>
        <draw:connector draw:style-name="gr3" draw:text-style-name="P6" draw:layer="layout" svg:x1="8.502cm" svg:y1="22.744cm" svg:x2="8.476cm" svg:y2="23.479cm" draw:start-shape="id54" draw:start-glue-point="2" draw:end-shape="id57" draw:end-glue-point="5" svg:d="M8502 22744v367h-26v368" svg:viewBox="0 0 27 736">
          <text:p/>
        </draw:connector>
        <draw:connector draw:style-name="gr3" draw:text-style-name="P6" draw:layer="layout" svg:x1="8.538cm" svg:y1="14.208cm" svg:x2="8.51cm" svg:y2="14.97cm" draw:start-shape="id51" draw:start-glue-point="6" draw:end-shape="id55" draw:end-glue-point="0" svg:d="M8538 14208v381h-28v381" svg:viewBox="0 0 29 763">
          <text:p/>
        </draw:connector>
        <draw:custom-shape draw:style-name="gr8" draw:text-style-name="P11" xml:id="id61" draw:id="id61" draw:layer="layout" svg:width="4.445cm" svg:height="1.905cm" svg:x="13.789cm" svg:y="6.896cm">
          <text:p text:style-name="P2">Edit p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58" draw:id="id58" draw:layer="layout" svg:width="3.356cm" svg:height="1.429cm" svg:x="14.343cm" svg:y="9.636cm">
          <text:p text:style-name="P14">Change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7" xml:id="id60" draw:id="id60" draw:layer="layout" svg:width="3.429cm" svg:height="1.016cm" svg:x="14.297cm" svg:y="5.064cm">
          <text:p text:style-name="P16">Click </text:p>
          <text:p text:style-name="P16">edit button </text:p>
          <draw:enhanced-geometry svg:viewBox="0 0 21600 21600" draw:type="rectangle" draw:enhanced-path="M 0 0 L 21600 0 21600 21600 0 21600 0 0 Z N"/>
        </draw:custom-shape>
        <draw:custom-shape draw:style-name="gr11" draw:text-style-name="P17" xml:id="id59" draw:id="id59" draw:layer="layout" svg:width="3.429cm" svg:height="1.016cm" svg:x="14.289cm" svg:y="11.822cm">
          <text:p text:style-name="P16">Click </text:p>
          <text:p text:style-name="P16">update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6.021cm" svg:y1="11.065cm" svg:x2="16.003cm" svg:y2="11.822cm" draw:start-shape="id58" draw:start-glue-point="8" draw:end-shape="id59" draw:end-glue-point="0" svg:d="M16021 11065v379h-18v378" svg:viewBox="0 0 19 758">
          <text:p/>
        </draw:connector>
        <draw:custom-shape draw:style-name="gr18" draw:text-style-name="P19" xml:id="id62" draw:id="id62" draw:layer="layout" svg:width="5.426cm" svg:height="2.667cm" svg:x="13.292cm" svg:y="13.573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16.011cm" svg:y1="6.08cm" svg:x2="16.012cm" svg:y2="6.896cm" draw:start-shape="id60" draw:start-glue-point="2" draw:end-shape="id61" draw:end-glue-point="4" svg:d="M16011 6080v408h1v408" svg:viewBox="0 0 2 817">
          <text:p/>
        </draw:connector>
        <draw:connector draw:style-name="gr3" draw:text-style-name="P6" draw:layer="layout" svg:x1="16.012cm" svg:y1="8.801cm" svg:x2="16.021cm" svg:y2="9.636cm" draw:start-shape="id61" draw:start-glue-point="6" draw:end-shape="id58" draw:end-glue-point="5" svg:d="M16012 8801v417h9v418" svg:viewBox="0 0 10 836">
          <text:p/>
        </draw:connector>
        <draw:connector draw:style-name="gr3" draw:text-style-name="P6" draw:layer="layout" svg:x1="16.003cm" svg:y1="12.838cm" svg:x2="16.005cm" svg:y2="13.573cm" draw:start-shape="id59" draw:start-glue-point="2" draw:end-shape="id62" draw:end-glue-point="5" svg:d="M16003 12838v367h2v368" svg:viewBox="0 0 3 736">
          <text:p/>
        </draw:connector>
        <draw:connector draw:style-name="gr3" draw:text-style-name="P6" draw:layer="layout" svg:x1="4.185cm" svg:y1="3.467cm" svg:x2="16.011cm" svg:y2="5.064cm" draw:start-shape="id42" draw:start-glue-point="6" draw:end-shape="id60" svg:d="M4185 3467v799h11826v798" svg:viewBox="0 0 11827 1598">
          <text:p/>
        </draw:connector>
        <draw:connector draw:style-name="gr3" draw:text-style-name="P6" draw:layer="layout" draw:line-skew="0cm 9.76cm" svg:x1="16.005cm" svg:y1="16.24cm" svg:x2="6.407cm" svg:y2="2.515cm" draw:start-shape="id62" draw:start-glue-point="8" draw:end-shape="id42" draw:end-glue-point="7" svg:d="M16005 16240v501h3605v-14226h-13203" svg:viewBox="0 0 13204 14227">
          <text:p/>
        </draw:connector>
        <draw:connector draw:style-name="gr3" draw:text-style-name="P6" draw:layer="layout" draw:line-skew="0cm 0.915cm" svg:x1="8.476cm" svg:y1="26.146cm" svg:x2="10.76cm" svg:y2="13.256cm" draw:start-shape="id57" draw:start-glue-point="8" draw:end-shape="id51" draw:end-glue-point="7" svg:d="M8476 26146v501h4192v-13391h-1908" svg:viewBox="0 0 4193 13392">
          <text:p/>
        </draw:connector>
        <draw:connector draw:style-name="gr3" draw:text-style-name="P6" draw:layer="layout" svg:x1="4.185cm" svg:y1="3.467cm" svg:x2="8.556cm" svg:y2="10.271cm" draw:start-shape="id42" draw:start-glue-point="6" draw:end-shape="id52" svg:d="M4185 3467v3402h4371v3402" svg:viewBox="0 0 4372 6805">
          <text:p/>
        </draw:connector>
        <draw:custom-shape draw:style-name="gr19" draw:text-style-name="P24" draw:layer="layout" svg:width="1.27cm" svg:height="1.27cm" svg:x="-3.826cm" svg:y="-0.778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-3.699cm" svg:y="3.667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-4.969cm" svg:y="9.89cm">
          <text:p text:style-name="P2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9.382cm" svg:y="8.747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17.764cm" svg:y="4.556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63" draw:id="id63" draw:layer="layout" svg:width="3.021cm" svg:height="1.016cm" svg:x="-7.109cm" svg:y="0cm">
          <text:p text:style-name="P18">Click </text:p>
          <text:p text:style-name="P18">Permohonan.lihat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-4.088cm" svg:y1="0.508cm" svg:x2="4.185cm" svg:y2="1.562cm" draw:start-shape="id63" draw:start-glue-point="1" draw:end-shape="id42" draw:end-glue-point="4" svg:d="M-4088 508h8273v1054" svg:viewBox="0 0 8274 1055">
          <text:p/>
        </draw:connector>
        <draw:custom-shape draw:style-name="gr8" draw:text-style-name="P11" xml:id="id64" draw:id="id64" draw:layer="layout" svg:width="4.445cm" svg:height="1.905cm" svg:x="-7.836cm" svg:y="-3.064cm">
          <text:p text:style-name="P2">Dash board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6" draw:layer="layout" svg:x1="-5.613cm" svg:y1="-1.159cm" svg:x2="-5.599cm" svg:y2="0cm" draw:start-shape="id64" draw:start-glue-point="6" draw:end-shape="id63" draw:end-glue-point="0" svg:d="M-5613-1159v580h14v579" svg:viewBox="0 0 15 1160">
          <text:p/>
        </draw:connector>
        <draw:custom-shape draw:style-name="gr19" draw:text-style-name="P24" draw:layer="layout" svg:width="1.27cm" svg:height="1.27cm" svg:x="-3.445cm" svg:y="-2.937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6" draw:layer="layout" svg:width="5.715cm" svg:height="5.08cm" svg:x="7.35cm" svg:y="-3.064cm">
          <text:p text:style-name="P25">ABC</text:p>
          <text:p text:style-name="P25">query_str=0</text:p>
          <text:p text:style-name="P25"/>
          <text:p text:style-name="P25">ABD</text:p>
          <text:p text:style-name="P25">query_str=0</text:p>
          <text:p text:style-name="P25"/>
          <text:p text:style-name="P25">ABF</text:p>
          <text:p text:style-name="P25">query_str=0</text:p>
          <text:p text:style-name="P25">query_str=66</text:p>
          <text:p text:style-name="P25"/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line-skew="0cm -2.565cm" svg:x1="-1.603cm" svg:y1="8.909cm" svg:x2="-7.109cm" svg:y2="0.508cm" draw:start-shape="id44" draw:start-glue-point="6" draw:end-shape="id63" draw:end-glue-point="3" svg:d="M-1603 8909v501h-8573v-8902h3067" svg:viewBox="0 0 8574 8903">
          <text:p/>
        </draw:connector>
        <draw:custom-shape draw:style-name="gr14" draw:text-style-name="P19" xml:id="id66" draw:id="id66" draw:layer="layout" svg:width="3.683cm" svg:height="1.27cm" svg:x="-2.429cm" svg:y="1.762cm">
          <text:p text:style-name="P18">Save base_url</text:p>
          <text:p text:style-name="P18">reset query_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9" xml:id="id65" draw:id="id65" draw:layer="layout" svg:width="3.683cm" svg:height="1.27cm" svg:x="-8.352cm" svg:y="7.35cm">
          <text:p text:style-name="P18">Save base_url</text:p>
          <text:p text:style-name="P18">Save query_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-5.044cm" svg:y1="7.985cm" svg:x2="-3.826cm" svg:y2="7.957cm" draw:start-shape="id65" draw:start-glue-point="9" draw:end-shape="id44" draw:end-glue-point="5" svg:d="M-5044 7985h797v1425h-1v-1453h422" svg:viewBox="0 0 1219 1454">
          <text:p/>
        </draw:connector>
        <draw:connector draw:style-name="gr15" draw:text-style-name="P6" draw:layer="layout" svg:x1="0.879cm" svg:y1="2.397cm" svg:x2="1.962cm" svg:y2="2.515cm" draw:start-shape="id66" draw:start-glue-point="9" draw:end-shape="id42" draw:end-glue-point="5" svg:d="M879 2397h729v118h354" svg:viewBox="0 0 1084 119">
          <text:p/>
        </draw:connector>
        <draw:custom-shape draw:style-name="gr8" draw:text-style-name="P11" xml:id="id68" draw:id="id68" draw:layer="layout" svg:width="4.445cm" svg:height="1.905cm" svg:x="24.203cm" svg:y="6.769cm">
          <text:p text:style-name="P2">Step 1, </text:p>
          <text:p text:style-name="P2">list gedung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75" draw:id="id75" draw:layer="layout" svg:width="3.356cm" svg:height="1.429cm" svg:x="24.657cm" svg:y="14.589cm">
          <text:p text:style-name="P14">add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7" xml:id="id67" draw:id="id67" draw:layer="layout" svg:width="3.429cm" svg:height="1.016cm" svg:x="24.711cm" svg:y="4.937cm">
          <text:p text:style-name="P16">Click </text:p>
          <text:p text:style-name="P16">add button </text:p>
          <draw:enhanced-geometry svg:viewBox="0 0 21600 21600" draw:type="rectangle" draw:enhanced-path="M 0 0 L 21600 0 21600 21600 0 21600 0 0 Z N"/>
        </draw:custom-shape>
        <draw:custom-shape draw:style-name="gr11" draw:text-style-name="P17" xml:id="id70" draw:id="id70" draw:layer="layout" svg:width="3.429cm" svg:height="1.016cm" svg:x="24.585cm" svg:y="18.11cm">
          <text:p text:style-name="P16">Click </text:p>
          <text:p text:style-name="P16">save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6.425cm" svg:y1="5.953cm" svg:x2="26.426cm" svg:y2="6.769cm" draw:start-shape="id67" draw:start-glue-point="2" draw:end-shape="id68" draw:end-glue-point="4" svg:d="M26425 5953v408h1v408" svg:viewBox="0 0 2 817">
          <text:p/>
        </draw:connector>
        <draw:custom-shape draw:style-name="gr14" draw:text-style-name="P19" xml:id="id69" draw:id="id69" draw:layer="layout" svg:width="3.683cm" svg:height="1.27cm" svg:x="19.834cm" svg:y="7.096cm">
          <text:p text:style-name="P18">Save base_url</text:p>
          <text:p text:style-name="P18">Save query_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23.142cm" svg:y1="7.731cm" svg:x2="24.203cm" svg:y2="7.722cm" draw:start-shape="id69" draw:start-glue-point="9" draw:end-shape="id68" draw:end-glue-point="5" svg:d="M23142 7731h718v-9h343" svg:viewBox="0 0 1062 10">
          <text:p/>
        </draw:connector>
        <draw:connector draw:style-name="gr3" draw:text-style-name="P6" draw:layer="layout" draw:line-skew="-0.408cm" svg:x1="4.185cm" svg:y1="3.467cm" svg:x2="26.425cm" svg:y2="4.937cm" draw:start-shape="id42" draw:start-glue-point="6" draw:end-shape="id67" svg:d="M4185 3467v327h22240v1143" svg:viewBox="0 0 22241 1471">
          <text:p/>
        </draw:connector>
        <draw:custom-shape draw:style-name="gr8" draw:text-style-name="P22" xml:id="id71" draw:id="id71" draw:layer="layout" svg:width="4.445cm" svg:height="1.905cm" svg:x="23.996cm" svg:y="19.861cm">
          <text:p text:style-name="P21">List permohona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6" draw:layer="layout" svg:x1="26.299cm" svg:y1="19.126cm" svg:x2="26.219cm" svg:y2="19.861cm" draw:start-shape="id70" draw:start-glue-point="2" draw:end-shape="id71" draw:end-glue-point="4" svg:d="M26299 19126v367h-80v368" svg:viewBox="0 0 81 736">
          <text:p/>
        </draw:connector>
        <draw:custom-shape draw:style-name="gr19" draw:text-style-name="P24" xml:id="id72" draw:id="id72" draw:layer="layout" svg:width="1.27cm" svg:height="1.27cm" svg:x="25.846cm" svg:y="0.492cm">
          <text:p text:style-name="P2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6.481cm" svg:y1="1.762cm" svg:x2="26.425cm" svg:y2="4.937cm" draw:start-shape="id72" draw:start-glue-point="8" draw:end-shape="id67" draw:end-glue-point="0" svg:d="M26481 1762v1588h-56v1587" svg:viewBox="0 0 57 3176">
          <text:p/>
        </draw:connector>
        <draw:custom-shape draw:style-name="gr10" draw:text-style-name="P15" xml:id="id73" draw:id="id73" draw:layer="layout" svg:width="3.356cm" svg:height="1.429cm" svg:x="24.722cm" svg:y="9.509cm">
          <text:p text:style-name="P14">Pilih</text:p>
          <text:p text:style-name="P14">gedun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1" xml:id="id74" draw:id="id74" draw:layer="layout" svg:width="4.445cm" svg:height="1.905cm" svg:x="24.114cm" svg:y="11.795cm">
          <text:p text:style-name="P2">Step 2, </text:p>
          <text:p text:style-name="P2">Form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6" draw:layer="layout" svg:x1="26.426cm" svg:y1="8.674cm" svg:x2="26.4cm" svg:y2="9.509cm" draw:start-shape="id68" draw:start-glue-point="6" draw:end-shape="id73" draw:end-glue-point="5" svg:d="M26426 8674v417h-26v418" svg:viewBox="0 0 27 836">
          <text:p/>
        </draw:connector>
        <draw:connector draw:style-name="gr3" draw:text-style-name="P6" draw:layer="layout" svg:x1="26.4cm" svg:y1="10.938cm" svg:x2="26.337cm" svg:y2="11.795cm" draw:start-shape="id73" draw:start-glue-point="8" draw:end-shape="id74" draw:end-glue-point="4" svg:d="M26400 10938v428h-63v429" svg:viewBox="0 0 64 858">
          <text:p/>
        </draw:connector>
        <draw:connector draw:style-name="gr3" draw:text-style-name="P6" draw:layer="layout" svg:x1="26.337cm" svg:y1="13.7cm" svg:x2="26.335cm" svg:y2="14.589cm" draw:start-shape="id74" draw:start-glue-point="6" draw:end-shape="id75" draw:end-glue-point="5" svg:d="M26337 13700v444h-2v445" svg:viewBox="0 0 3 890">
          <text:p/>
        </draw:connector>
        <draw:custom-shape draw:style-name="gr11" draw:text-style-name="P17" xml:id="id76" draw:id="id76" draw:layer="layout" svg:width="3.429cm" svg:height="1.016cm" svg:x="31.73cm" svg:y="17.329cm">
          <text:p text:style-name="P16">Click </text:p>
          <text:p text:style-name="P16">back button </text:p>
          <draw:enhanced-geometry svg:viewBox="0 0 21600 21600" draw:type="rectangle" draw:enhanced-path="M 0 0 L 21600 0 21600 21600 0 21600 0 0 Z N"/>
        </draw:custom-shape>
        <draw:custom-shape draw:style-name="gr18" draw:text-style-name="P19" xml:id="id77" draw:id="id77" draw:layer="layout" svg:width="5.426cm" svg:height="2.667cm" svg:x="30.749cm" svg:y="19.488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33.444cm" svg:y1="18.345cm" svg:x2="33.462cm" svg:y2="19.488cm" draw:start-shape="id76" draw:start-glue-point="2" draw:end-shape="id77" draw:end-glue-point="5" svg:d="M33444 18345v571h18v572" svg:viewBox="0 0 19 1144">
          <text:p/>
        </draw:connector>
        <draw:connector draw:style-name="gr3" draw:text-style-name="P6" draw:layer="layout" draw:line-skew="0cm 6.988cm" svg:x1="33.462cm" svg:y1="22.155cm" svg:x2="28.648cm" svg:y2="7.722cm" draw:start-shape="id77" draw:start-glue-point="8" draw:end-shape="id68" draw:end-glue-point="7" svg:d="M33462 22155v501h3225v-14934h-8039" svg:viewBox="0 0 8040 14935">
          <text:p/>
        </draw:connector>
        <draw:connector draw:style-name="gr3" draw:text-style-name="P6" draw:layer="layout" svg:x1="26.335cm" svg:y1="16.018cm" svg:x2="26.299cm" svg:y2="18.11cm" draw:start-shape="id75" draw:start-glue-point="8" draw:end-shape="id70" draw:end-glue-point="0" svg:d="M26335 16018v1046h-36v1046" svg:viewBox="0 0 37 2093">
          <text:p/>
        </draw:connector>
        <draw:connector draw:style-name="gr3" draw:text-style-name="P6" draw:layer="layout" svg:x1="26.335cm" svg:y1="16.018cm" svg:x2="33.444cm" svg:y2="17.329cm" draw:start-shape="id75" draw:start-glue-point="8" draw:end-shape="id76" draw:end-glue-point="0" svg:d="M26335 16018v656h7109v655" svg:viewBox="0 0 7110 1312">
          <text:p/>
        </draw:connector>
        <draw:custom-shape draw:style-name="gr11" draw:text-style-name="P17" xml:id="id78" draw:id="id78" draw:layer="layout" svg:width="3.429cm" svg:height="1.016cm" svg:x="19.716cm" svg:y="18.145cm">
          <text:p text:style-name="P16">Click </text:p>
          <text:p text:style-name="P16">cancel button </text:p>
          <draw:enhanced-geometry svg:viewBox="0 0 21600 21600" draw:type="rectangle" draw:enhanced-path="M 0 0 L 21600 0 21600 21600 0 21600 0 0 Z N"/>
        </draw:custom-shape>
        <draw:custom-shape draw:style-name="gr8" draw:text-style-name="P22" xml:id="id79" draw:id="id79" draw:layer="layout" svg:width="4.445cm" svg:height="1.905cm" svg:x="19.127cm" svg:y="19.896cm">
          <text:p text:style-name="P21">List permohona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6" draw:layer="layout" svg:x1="21.43cm" svg:y1="19.161cm" svg:x2="21.35cm" svg:y2="19.896cm" draw:start-shape="id78" draw:start-glue-point="2" draw:end-shape="id79" draw:end-glue-point="4" svg:d="M21430 19161v367h-80v368" svg:viewBox="0 0 81 736">
          <text:p/>
        </draw:connector>
        <draw:connector draw:style-name="gr3" draw:text-style-name="P6" draw:layer="layout" svg:x1="26.335cm" svg:y1="16.018cm" svg:x2="21.43cm" svg:y2="18.145cm" draw:start-shape="id75" draw:start-glue-point="8" draw:end-shape="id78" draw:end-glue-point="0" svg:d="M26335 16018v1064h-4905v1063" svg:viewBox="0 0 4906 2128">
          <text:p/>
        </draw:connector>
        <draw:custom-shape draw:style-name="gr22" draw:text-style-name="P27" draw:layer="layout" svg:width="14.224cm" svg:height="2.286cm" svg:x="-3.191cm" svg:y="-6.493cm">
          <text:p text:style-name="P2">Prainspeksi Permohonan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8" draw:text-style-name="P22" xml:id="id80" draw:id="id80" draw:layer="layout" svg:width="4.445cm" svg:height="1.905cm" svg:x="1.962cm" svg:y="1.562cm">
          <text:p text:style-name="P21">List permohona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13" xml:id="id81" draw:id="id81" draw:layer="layout" svg:width="3.429cm" svg:height="1.016cm" svg:x="-3.318cm" svg:y="5.191cm">
          <text:p text:style-name="P12">Click </text:p>
          <text:p text:style-name="P12">Search button </text:p>
          <draw:enhanced-geometry svg:viewBox="0 0 21600 21600" draw:type="rectangle" draw:enhanced-path="M 0 0 L 21600 0 21600 21600 0 21600 0 0 Z N"/>
        </draw:custom-shape>
        <draw:custom-shape draw:style-name="gr8" draw:text-style-name="P11" xml:id="id82" draw:id="id82" draw:layer="layout" svg:width="4.445cm" svg:height="1.905cm" svg:x="-3.826cm" svg:y="7.004cm">
          <text:p text:style-name="P2">List search</text:p>
          <text:p text:style-name="P2">resul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11" xml:id="id86" draw:id="id86" draw:layer="layout" svg:width="4.445cm" svg:height="1.905cm" svg:x="-3.853cm" svg:y="12.468cm">
          <text:p text:style-name="P2">Edit p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84" draw:id="id84" draw:layer="layout" svg:width="3.356cm" svg:height="1.429cm" svg:x="-3.299cm" svg:y="15.208cm">
          <text:p text:style-name="P14">Change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4.185cm" svg:y1="3.467cm" svg:x2="-1.604cm" svg:y2="5.191cm" draw:start-shape="id80" draw:start-glue-point="6" draw:end-shape="id81" draw:end-glue-point="0" svg:d="M4185 3467v862h-5789v862" svg:viewBox="0 0 5790 1725">
          <text:p/>
        </draw:connector>
        <draw:connector draw:style-name="gr3" draw:text-style-name="P6" draw:layer="layout" svg:x1="-1.604cm" svg:y1="6.207cm" svg:x2="-1.603cm" svg:y2="7.004cm" draw:start-shape="id81" draw:start-glue-point="2" draw:end-shape="id82" draw:end-glue-point="4" svg:d="M-1604 6207v498h1v299" svg:viewBox="0 0 2 798">
          <text:p/>
        </draw:connector>
        <draw:custom-shape draw:style-name="gr11" draw:text-style-name="P17" xml:id="id83" draw:id="id83" draw:layer="layout" svg:width="3.429cm" svg:height="1.016cm" svg:x="-3.345cm" svg:y="10.636cm">
          <text:p text:style-name="P16">Click </text:p>
          <text:p text:style-name="P16">edit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-1.603cm" svg:y1="8.909cm" svg:x2="-1.631cm" svg:y2="10.636cm" draw:start-shape="id82" draw:start-glue-point="6" draw:end-shape="id83" draw:end-glue-point="0" svg:d="M-1603 8909v864h-28v863" svg:viewBox="0 0 29 1728">
          <text:p/>
        </draw:connector>
        <draw:custom-shape draw:style-name="gr11" draw:text-style-name="P17" xml:id="id85" draw:id="id85" draw:layer="layout" svg:width="3.429cm" svg:height="1.016cm" svg:x="-3.353cm" svg:y="17.394cm">
          <text:p text:style-name="P16">Click </text:p>
          <text:p text:style-name="P16">update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-1.621cm" svg:y1="16.637cm" svg:x2="-1.639cm" svg:y2="17.394cm" draw:start-shape="id84" draw:start-glue-point="8" draw:end-shape="id85" draw:end-glue-point="0" svg:d="M-1621 16637v379h-18v378" svg:viewBox="0 0 19 758">
          <text:p/>
        </draw:connector>
        <draw:custom-shape draw:style-name="gr12" draw:text-style-name="P19" xml:id="id87" draw:id="id87" draw:layer="layout" svg:width="5.269cm" svg:height="2.683cm" svg:x="-4.269cm" svg:y="19.145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-1.631cm" svg:y1="11.652cm" svg:x2="-1.63cm" svg:y2="12.468cm" draw:start-shape="id83" draw:start-glue-point="2" draw:end-shape="id86" draw:end-glue-point="4" svg:d="M-1631 11652v408h1v408" svg:viewBox="0 0 2 817">
          <text:p/>
        </draw:connector>
        <draw:connector draw:style-name="gr3" draw:text-style-name="P6" draw:layer="layout" svg:x1="-1.63cm" svg:y1="14.373cm" svg:x2="-1.621cm" svg:y2="15.208cm" draw:start-shape="id86" draw:start-glue-point="6" draw:end-shape="id84" draw:end-glue-point="5" svg:d="M-1630 14373v417h9v418" svg:viewBox="0 0 10 836">
          <text:p/>
        </draw:connector>
        <draw:connector draw:style-name="gr3" draw:text-style-name="P6" draw:layer="layout" svg:x1="-1.639cm" svg:y1="18.41cm" svg:x2="-1.634cm" svg:y2="19.145cm" draw:start-shape="id85" draw:start-glue-point="2" draw:end-shape="id87" draw:end-glue-point="5" svg:d="M-1639 18410v367h5v368" svg:viewBox="0 0 6 736">
          <text:p/>
        </draw:connector>
        <draw:connector draw:style-name="gr3" draw:text-style-name="P6" draw:layer="layout" draw:line-skew="0cm 0.131cm" svg:x1="-1.634cm" svg:y1="21.828cm" svg:x2="0.619cm" svg:y2="7.957cm" draw:start-shape="id87" draw:start-glue-point="8" draw:end-shape="id82" draw:end-glue-point="7" svg:d="M-1634 21828v501h3266v-14372h-1013" svg:viewBox="0 0 3267 14373">
          <text:p/>
        </draw:connector>
        <draw:custom-shape draw:style-name="gr13" draw:text-style-name="P20" xml:id="id90" draw:id="id90" draw:layer="layout" svg:width="3.683cm" svg:height="1.016cm" svg:x="6.715cm" svg:y="10.271cm">
          <text:p text:style-name="P18">Click </text:p>
          <text:p text:style-name="P18">Pagination number </text:p>
          <draw:enhanced-geometry svg:viewBox="0 0 21600 21600" draw:type="rectangle" draw:enhanced-path="M 0 0 L 21600 0 21600 21600 0 21600 0 0 Z N"/>
        </draw:custom-shape>
        <draw:custom-shape draw:style-name="gr8" draw:text-style-name="P22" xml:id="id89" draw:id="id89" draw:layer="layout" svg:width="4.445cm" svg:height="1.905cm" svg:x="6.315cm" svg:y="12.303cm">
          <text:p text:style-name="P21">List pagiantion</text:p>
          <text:p text:style-name="P21">resul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9" xml:id="id88" draw:id="id88" draw:layer="layout" svg:width="3.683cm" svg:height="1.27cm" svg:x="2.016cm" svg:y="12.649cm">
          <text:p text:style-name="P18">Save base_url</text:p>
          <text:p text:style-name="P18">Save query_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5.324cm" svg:y1="13.284cm" svg:x2="6.315cm" svg:y2="13.256cm" draw:start-shape="id88" draw:start-glue-point="9" draw:end-shape="id89" draw:end-glue-point="5" svg:d="M5324 13284h683v-28h308" svg:viewBox="0 0 992 29">
          <text:p/>
        </draw:connector>
        <draw:connector draw:style-name="gr3" draw:text-style-name="P6" draw:layer="layout" svg:x1="8.556cm" svg:y1="11.287cm" svg:x2="8.538cm" svg:y2="12.303cm" draw:start-shape="id90" draw:start-glue-point="2" draw:end-shape="id89" draw:end-glue-point="4" svg:d="M8556 11287v508h-18v508" svg:viewBox="0 0 19 1017">
          <text:p/>
        </draw:connector>
        <draw:connector draw:style-name="gr16" draw:text-style-name="P6" draw:layer="layout" svg:x1="-1.603cm" svg:y1="8.909cm" svg:x2="8.556cm" svg:y2="10.271cm" draw:start-shape="id82" draw:start-glue-point="6" draw:end-shape="id90" draw:end-glue-point="0" svg:d="M-1603 8909v681h10159v681" svg:viewBox="0 0 10160 1363">
          <text:p/>
        </draw:connector>
        <draw:custom-shape draw:style-name="gr8" draw:text-style-name="P11" xml:id="id94" draw:id="id94" draw:layer="layout" svg:width="4.445cm" svg:height="1.905cm" svg:x="6.288cm" svg:y="16.802cm">
          <text:p text:style-name="P2">Edit p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91" draw:id="id91" draw:layer="layout" svg:width="3.356cm" svg:height="1.429cm" svg:x="6.842cm" svg:y="19.542cm">
          <text:p text:style-name="P14">Change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7" xml:id="id93" draw:id="id93" draw:layer="layout" svg:width="3.429cm" svg:height="1.016cm" svg:x="6.796cm" svg:y="14.97cm">
          <text:p text:style-name="P16">Click </text:p>
          <text:p text:style-name="P16">edit button </text:p>
          <draw:enhanced-geometry svg:viewBox="0 0 21600 21600" draw:type="rectangle" draw:enhanced-path="M 0 0 L 21600 0 21600 21600 0 21600 0 0 Z N"/>
        </draw:custom-shape>
        <draw:custom-shape draw:style-name="gr11" draw:text-style-name="P17" xml:id="id92" draw:id="id92" draw:layer="layout" svg:width="3.429cm" svg:height="1.016cm" svg:x="6.788cm" svg:y="21.728cm">
          <text:p text:style-name="P16">Click </text:p>
          <text:p text:style-name="P16">update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8.52cm" svg:y1="20.971cm" svg:x2="8.502cm" svg:y2="21.728cm" draw:start-shape="id91" draw:start-glue-point="8" draw:end-shape="id92" draw:end-glue-point="0" svg:d="M8520 20971v379h-18v378" svg:viewBox="0 0 19 758">
          <text:p/>
        </draw:connector>
        <draw:custom-shape draw:style-name="gr17" draw:text-style-name="P19" xml:id="id95" draw:id="id95" draw:layer="layout" svg:width="5.553cm" svg:height="2.667cm" svg:x="5.699cm" svg:y="23.479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8.51cm" svg:y1="15.986cm" svg:x2="8.511cm" svg:y2="16.802cm" draw:start-shape="id93" draw:start-glue-point="2" draw:end-shape="id94" draw:end-glue-point="4" svg:d="M8510 15986v408h1v408" svg:viewBox="0 0 2 817">
          <text:p/>
        </draw:connector>
        <draw:connector draw:style-name="gr3" draw:text-style-name="P6" draw:layer="layout" svg:x1="8.511cm" svg:y1="18.707cm" svg:x2="8.52cm" svg:y2="19.542cm" draw:start-shape="id94" draw:start-glue-point="6" draw:end-shape="id91" draw:end-glue-point="5" svg:d="M8511 18707v417h9v418" svg:viewBox="0 0 10 836">
          <text:p/>
        </draw:connector>
        <draw:connector draw:style-name="gr3" draw:text-style-name="P6" draw:layer="layout" svg:x1="8.502cm" svg:y1="22.744cm" svg:x2="8.476cm" svg:y2="23.479cm" draw:start-shape="id92" draw:start-glue-point="2" draw:end-shape="id95" draw:end-glue-point="5" svg:d="M8502 22744v367h-26v368" svg:viewBox="0 0 27 736">
          <text:p/>
        </draw:connector>
        <draw:connector draw:style-name="gr3" draw:text-style-name="P6" draw:layer="layout" svg:x1="8.538cm" svg:y1="14.208cm" svg:x2="8.51cm" svg:y2="14.97cm" draw:start-shape="id89" draw:start-glue-point="6" draw:end-shape="id93" draw:end-glue-point="0" svg:d="M8538 14208v381h-28v381" svg:viewBox="0 0 29 763">
          <text:p/>
        </draw:connector>
        <draw:custom-shape draw:style-name="gr8" draw:text-style-name="P11" xml:id="id99" draw:id="id99" draw:layer="layout" svg:width="4.445cm" svg:height="1.905cm" svg:x="13.789cm" svg:y="6.896cm">
          <text:p text:style-name="P2">Edit pag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96" draw:id="id96" draw:layer="layout" svg:width="3.356cm" svg:height="1.429cm" svg:x="14.343cm" svg:y="9.636cm">
          <text:p text:style-name="P14">Change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7" xml:id="id98" draw:id="id98" draw:layer="layout" svg:width="3.429cm" svg:height="1.016cm" svg:x="14.297cm" svg:y="5.064cm">
          <text:p text:style-name="P16">Click </text:p>
          <text:p text:style-name="P16">edit button </text:p>
          <draw:enhanced-geometry svg:viewBox="0 0 21600 21600" draw:type="rectangle" draw:enhanced-path="M 0 0 L 21600 0 21600 21600 0 21600 0 0 Z N"/>
        </draw:custom-shape>
        <draw:custom-shape draw:style-name="gr11" draw:text-style-name="P17" xml:id="id97" draw:id="id97" draw:layer="layout" svg:width="3.429cm" svg:height="1.016cm" svg:x="14.289cm" svg:y="11.822cm">
          <text:p text:style-name="P16">Click </text:p>
          <text:p text:style-name="P16">Update/cancel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6.021cm" svg:y1="11.065cm" svg:x2="16.003cm" svg:y2="11.822cm" draw:start-shape="id96" draw:start-glue-point="8" draw:end-shape="id97" draw:end-glue-point="0" svg:d="M16021 11065v379h-18v378" svg:viewBox="0 0 19 758">
          <text:p/>
        </draw:connector>
        <draw:custom-shape draw:style-name="gr18" draw:text-style-name="P19" xml:id="id100" draw:id="id100" draw:layer="layout" svg:width="5.426cm" svg:height="2.667cm" svg:x="13.292cm" svg:y="13.573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16.011cm" svg:y1="6.08cm" svg:x2="16.012cm" svg:y2="6.896cm" draw:start-shape="id98" draw:start-glue-point="2" draw:end-shape="id99" draw:end-glue-point="4" svg:d="M16011 6080v408h1v408" svg:viewBox="0 0 2 817">
          <text:p/>
        </draw:connector>
        <draw:connector draw:style-name="gr3" draw:text-style-name="P6" draw:layer="layout" svg:x1="16.012cm" svg:y1="8.801cm" svg:x2="16.021cm" svg:y2="9.636cm" draw:start-shape="id99" draw:start-glue-point="6" draw:end-shape="id96" draw:end-glue-point="5" svg:d="M16012 8801v417h9v418" svg:viewBox="0 0 10 836">
          <text:p/>
        </draw:connector>
        <draw:connector draw:style-name="gr3" draw:text-style-name="P6" draw:layer="layout" svg:x1="16.003cm" svg:y1="12.838cm" svg:x2="16.005cm" svg:y2="13.573cm" draw:start-shape="id97" draw:start-glue-point="2" draw:end-shape="id100" draw:end-glue-point="5" svg:d="M16003 12838v367h2v368" svg:viewBox="0 0 3 736">
          <text:p/>
        </draw:connector>
        <draw:connector draw:style-name="gr3" draw:text-style-name="P6" draw:layer="layout" svg:x1="4.185cm" svg:y1="3.467cm" svg:x2="16.011cm" svg:y2="5.064cm" draw:start-shape="id80" draw:start-glue-point="6" draw:end-shape="id98" svg:d="M4185 3467v799h11826v798" svg:viewBox="0 0 11827 1598">
          <text:p/>
        </draw:connector>
        <draw:connector draw:style-name="gr3" draw:text-style-name="P6" draw:layer="layout" draw:line-skew="0cm 9.76cm" svg:x1="16.005cm" svg:y1="16.24cm" svg:x2="6.407cm" svg:y2="2.515cm" draw:start-shape="id100" draw:start-glue-point="8" draw:end-shape="id80" draw:end-glue-point="7" svg:d="M16005 16240v501h3605v-14226h-13203" svg:viewBox="0 0 13204 14227">
          <text:p/>
        </draw:connector>
        <draw:connector draw:style-name="gr3" draw:text-style-name="P6" draw:layer="layout" draw:line-skew="0cm 0.915cm" svg:x1="8.476cm" svg:y1="26.146cm" svg:x2="10.76cm" svg:y2="13.256cm" draw:start-shape="id95" draw:start-glue-point="8" draw:end-shape="id89" draw:end-glue-point="7" svg:d="M8476 26146v501h4192v-13391h-1908" svg:viewBox="0 0 4193 13392">
          <text:p/>
        </draw:connector>
        <draw:connector draw:style-name="gr3" draw:text-style-name="P6" draw:layer="layout" svg:x1="4.185cm" svg:y1="3.467cm" svg:x2="8.556cm" svg:y2="10.271cm" draw:start-shape="id80" draw:start-glue-point="6" draw:end-shape="id90" svg:d="M4185 3467v3402h4371v3402" svg:viewBox="0 0 4372 6805">
          <text:p/>
        </draw:connector>
        <draw:custom-shape draw:style-name="gr19" draw:text-style-name="P24" draw:layer="layout" svg:width="1.27cm" svg:height="1.27cm" svg:x="-3.826cm" svg:y="-0.778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-3.699cm" svg:y="3.667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-4.969cm" svg:y="9.89cm">
          <text:p text:style-name="P2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9.382cm" svg:y="8.747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27cm" svg:height="1.27cm" svg:x="17.764cm" svg:y="4.556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xml:id="id101" draw:id="id101" draw:layer="layout" svg:width="3.021cm" svg:height="1.286cm" svg:x="-7.109cm" svg:y="-0.27cm">
          <text:p text:style-name="P18">Click </text:p>
          <text:p text:style-name="P18">Permohonan</text:p>
          <text:p text:style-name="P18">.monitoring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-4.088cm" svg:y1="0.373cm" svg:x2="4.185cm" svg:y2="1.562cm" draw:start-shape="id101" draw:start-glue-point="1" draw:end-shape="id80" draw:end-glue-point="4" svg:d="M-4088 373h8273v1189" svg:viewBox="0 0 8274 1190">
          <text:p/>
        </draw:connector>
        <draw:custom-shape draw:style-name="gr8" draw:text-style-name="P11" xml:id="id102" draw:id="id102" draw:layer="layout" svg:width="4.445cm" svg:height="1.905cm" svg:x="-7.836cm" svg:y="-3.064cm">
          <text:p text:style-name="P2">Dash board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6" draw:layer="layout" svg:x1="-5.613cm" svg:y1="-1.159cm" svg:x2="-5.599cm" svg:y2="-0.27cm" draw:start-shape="id102" draw:start-glue-point="6" draw:end-shape="id101" draw:end-glue-point="0" svg:d="M-5613-1159v445h14v444" svg:viewBox="0 0 15 890">
          <text:p/>
        </draw:connector>
        <draw:custom-shape draw:style-name="gr19" draw:text-style-name="P24" draw:layer="layout" svg:width="1.27cm" svg:height="1.27cm" svg:x="-3.445cm" svg:y="-2.937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6" draw:layer="layout" svg:width="5.715cm" svg:height="5.08cm" svg:x="7.35cm" svg:y="-3.064cm">
          <text:p text:style-name="P25">ABC</text:p>
          <text:p text:style-name="P25">query_str=0</text:p>
          <text:p text:style-name="P25"/>
          <text:p text:style-name="P25">ABD</text:p>
          <text:p text:style-name="P25">query_str=0</text:p>
          <text:p text:style-name="P25"/>
          <text:p text:style-name="P25">ABF</text:p>
          <text:p text:style-name="P25">query_str=0</text:p>
          <text:p text:style-name="P25">query_str=66</text:p>
          <text:p text:style-name="P25"/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line-skew="0cm -2.565cm" svg:x1="-1.603cm" svg:y1="8.909cm" svg:x2="-7.109cm" svg:y2="0.373cm" draw:start-shape="id82" draw:start-glue-point="6" draw:end-shape="id101" draw:end-glue-point="3" svg:d="M-1603 8909v501h-8573v-9037h3067" svg:viewBox="0 0 8574 9038">
          <text:p/>
        </draw:connector>
        <draw:custom-shape draw:style-name="gr14" draw:text-style-name="P19" xml:id="id104" draw:id="id104" draw:layer="layout" svg:width="3.683cm" svg:height="1.27cm" svg:x="-2.429cm" svg:y="1.762cm">
          <text:p text:style-name="P18">Save base_url</text:p>
          <text:p text:style-name="P18">reset query_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9" xml:id="id103" draw:id="id103" draw:layer="layout" svg:width="3.683cm" svg:height="1.27cm" svg:x="-8.352cm" svg:y="7.35cm">
          <text:p text:style-name="P18">Save base_url</text:p>
          <text:p text:style-name="P18">Save query_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-5.044cm" svg:y1="7.985cm" svg:x2="-3.826cm" svg:y2="7.957cm" draw:start-shape="id103" draw:start-glue-point="9" draw:end-shape="id82" draw:end-glue-point="5" svg:d="M-5044 7985h797v1425h-1v-1453h422" svg:viewBox="0 0 1219 1454">
          <text:p/>
        </draw:connector>
        <draw:connector draw:style-name="gr15" draw:text-style-name="P6" draw:layer="layout" svg:x1="0.879cm" svg:y1="2.397cm" svg:x2="1.962cm" svg:y2="2.515cm" draw:start-shape="id104" draw:start-glue-point="9" draw:end-shape="id80" draw:end-glue-point="5" svg:d="M879 2397h729v118h354" svg:viewBox="0 0 1084 119">
          <text:p/>
        </draw:connector>
        <draw:custom-shape draw:style-name="gr8" draw:text-style-name="P22" xml:id="id106" draw:id="id106" draw:layer="layout" svg:width="4.445cm" svg:height="1.905cm" svg:x="24.203cm" svg:y="6.769cm">
          <text:p text:style-name="P21">Step 1, </text:p>
          <text:p text:style-name="P21">list permohonan</text:p>
          <text:p text:style-name="P21">Status = 2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5" xml:id="id111" draw:id="id111" draw:layer="layout" svg:width="3.356cm" svg:height="1.429cm" svg:x="24.657cm" svg:y="14.589cm">
          <text:p text:style-name="P14">add</text:p>
          <text:p text:style-name="P14">Form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7" xml:id="id105" draw:id="id105" draw:layer="layout" svg:width="3.429cm" svg:height="1.016cm" svg:x="24.711cm" svg:y="4.937cm">
          <text:p text:style-name="P16">Click </text:p>
          <text:p text:style-name="P16">add disposisi </text:p>
          <draw:enhanced-geometry svg:viewBox="0 0 21600 21600" draw:type="rectangle" draw:enhanced-path="M 0 0 L 21600 0 21600 21600 0 21600 0 0 Z N"/>
        </draw:custom-shape>
        <draw:custom-shape draw:style-name="gr11" draw:text-style-name="P17" xml:id="id114" draw:id="id114" draw:layer="layout" svg:width="3.429cm" svg:height="1.016cm" svg:x="24.585cm" svg:y="18.11cm">
          <text:p text:style-name="P16">Click </text:p>
          <text:p text:style-name="P16">submit button 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6.425cm" svg:y1="5.953cm" svg:x2="26.426cm" svg:y2="6.769cm" draw:start-shape="id105" draw:start-glue-point="2" draw:end-shape="id106" draw:end-glue-point="4" svg:d="M26425 5953v408h1v408" svg:viewBox="0 0 2 817">
          <text:p/>
        </draw:connector>
        <draw:custom-shape draw:style-name="gr14" draw:text-style-name="P19" xml:id="id107" draw:id="id107" draw:layer="layout" svg:width="3.683cm" svg:height="1.27cm" svg:x="19.834cm" svg:y="7.096cm">
          <text:p text:style-name="P18">Save base_url</text:p>
          <text:p text:style-name="P18">Save query_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6" draw:layer="layout" svg:x1="23.142cm" svg:y1="7.731cm" svg:x2="24.203cm" svg:y2="7.722cm" draw:start-shape="id107" draw:start-glue-point="9" draw:end-shape="id106" draw:end-glue-point="5" svg:d="M23142 7731h718v-9h343" svg:viewBox="0 0 1062 10">
          <text:p/>
        </draw:connector>
        <draw:connector draw:style-name="gr3" draw:text-style-name="P6" draw:layer="layout" draw:line-skew="-0.408cm" svg:x1="4.185cm" svg:y1="3.467cm" svg:x2="26.425cm" svg:y2="4.937cm" draw:start-shape="id80" draw:start-glue-point="6" draw:end-shape="id105" svg:d="M4185 3467v327h22240v1143" svg:viewBox="0 0 22241 1471">
          <text:p/>
        </draw:connector>
        <draw:custom-shape draw:style-name="gr19" draw:text-style-name="P24" xml:id="id108" draw:id="id108" draw:layer="layout" svg:width="1.27cm" svg:height="1.27cm" svg:x="25.846cm" svg:y="0.492cm">
          <text:p text:style-name="P2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6.481cm" svg:y1="1.762cm" svg:x2="26.425cm" svg:y2="4.937cm" draw:start-shape="id108" draw:start-glue-point="8" draw:end-shape="id105" draw:end-glue-point="0" svg:d="M26481 1762v1588h-56v1587" svg:viewBox="0 0 57 3176">
          <text:p/>
        </draw:connector>
        <draw:custom-shape draw:style-name="gr10" draw:text-style-name="P15" xml:id="id109" draw:id="id109" draw:layer="layout" svg:width="3.356cm" svg:height="1.429cm" svg:x="24.722cm" svg:y="9.509cm">
          <text:p text:style-name="P14">Pilih</text:p>
          <text:p text:style-name="P14">permohona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1" xml:id="id110" draw:id="id110" draw:layer="layout" svg:width="4.445cm" svg:height="1.905cm" svg:x="24.114cm" svg:y="11.795cm">
          <text:p text:style-name="P2">Step 2, </text:p>
          <text:p text:style-name="P2">Form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6" draw:layer="layout" svg:x1="26.426cm" svg:y1="8.674cm" svg:x2="26.4cm" svg:y2="9.509cm" draw:start-shape="id106" draw:start-glue-point="6" draw:end-shape="id109" draw:end-glue-point="5" svg:d="M26426 8674v417h-26v418" svg:viewBox="0 0 27 836">
          <text:p/>
        </draw:connector>
        <draw:connector draw:style-name="gr3" draw:text-style-name="P6" draw:layer="layout" svg:x1="26.4cm" svg:y1="10.938cm" svg:x2="26.337cm" svg:y2="11.795cm" draw:start-shape="id109" draw:start-glue-point="8" draw:end-shape="id110" draw:end-glue-point="4" svg:d="M26400 10938v428h-63v429" svg:viewBox="0 0 64 858">
          <text:p/>
        </draw:connector>
        <draw:connector draw:style-name="gr3" draw:text-style-name="P6" draw:layer="layout" svg:x1="26.337cm" svg:y1="13.7cm" svg:x2="26.335cm" svg:y2="14.589cm" draw:start-shape="id110" draw:start-glue-point="6" draw:end-shape="id111" draw:end-glue-point="5" svg:d="M26337 13700v444h-2v445" svg:viewBox="0 0 3 890">
          <text:p/>
        </draw:connector>
        <draw:custom-shape draw:style-name="gr11" draw:text-style-name="P17" xml:id="id112" draw:id="id112" draw:layer="layout" svg:width="3.429cm" svg:height="1.016cm" svg:x="30.556cm" svg:y="17.764cm">
          <text:p text:style-name="P16">Click </text:p>
          <text:p text:style-name="P16">back button </text:p>
          <draw:enhanced-geometry svg:viewBox="0 0 21600 21600" draw:type="rectangle" draw:enhanced-path="M 0 0 L 21600 0 21600 21600 0 21600 0 0 Z N"/>
        </draw:custom-shape>
        <draw:custom-shape draw:style-name="gr18" draw:text-style-name="P19" xml:id="id113" draw:id="id113" draw:layer="layout" svg:width="5.426cm" svg:height="2.667cm" svg:x="29.575cm" svg:y="19.923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32.27cm" svg:y1="18.78cm" svg:x2="32.288cm" svg:y2="19.923cm" draw:start-shape="id112" draw:start-glue-point="2" draw:end-shape="id113" draw:end-glue-point="5" svg:d="M32270 18780v571h18v572" svg:viewBox="0 0 19 1144">
          <text:p/>
        </draw:connector>
        <draw:connector draw:style-name="gr3" draw:text-style-name="P6" draw:layer="layout" svg:x1="32.288cm" svg:y1="22.59cm" svg:x2="28.648cm" svg:y2="7.722cm" draw:start-shape="id113" draw:start-glue-point="8" draw:end-shape="id106" draw:end-glue-point="7" svg:d="M32288 22590v501h3215v-15369h-6855" svg:viewBox="0 0 6856 15370">
          <text:p/>
        </draw:connector>
        <draw:connector draw:style-name="gr3" draw:text-style-name="P6" draw:layer="layout" svg:x1="26.335cm" svg:y1="16.018cm" svg:x2="26.299cm" svg:y2="18.11cm" draw:start-shape="id111" draw:start-glue-point="8" draw:end-shape="id114" draw:end-glue-point="0" svg:d="M26335 16018v1046h-36v1046" svg:viewBox="0 0 37 2093">
          <text:p/>
        </draw:connector>
        <draw:connector draw:style-name="gr3" draw:text-style-name="P6" draw:layer="layout" svg:x1="26.335cm" svg:y1="16.018cm" svg:x2="32.27cm" svg:y2="17.764cm" draw:start-shape="id111" draw:start-glue-point="8" draw:end-shape="id112" draw:end-glue-point="0" svg:d="M26335 16018v873h5935v873" svg:viewBox="0 0 5936 1747">
          <text:p/>
        </draw:connector>
        <draw:custom-shape draw:style-name="gr11" draw:text-style-name="P17" xml:id="id115" draw:id="id115" draw:layer="layout" svg:width="3.429cm" svg:height="1.016cm" svg:x="19.716cm" svg:y="18.145cm">
          <text:p text:style-name="P16">Click </text:p>
          <text:p text:style-name="P16">cancel button </text:p>
          <draw:enhanced-geometry svg:viewBox="0 0 21600 21600" draw:type="rectangle" draw:enhanced-path="M 0 0 L 21600 0 21600 21600 0 21600 0 0 Z N"/>
        </draw:custom-shape>
        <draw:custom-shape draw:style-name="gr8" draw:text-style-name="P22" xml:id="id116" draw:id="id116" draw:layer="layout" svg:width="4.445cm" svg:height="1.905cm" svg:x="19.127cm" svg:y="19.896cm">
          <text:p text:style-name="P21">Monitoring</text:p>
          <text:p text:style-name="P21"><text:s/>permohona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6" draw:layer="layout" svg:x1="21.43cm" svg:y1="19.161cm" svg:x2="21.35cm" svg:y2="19.896cm" draw:start-shape="id115" draw:start-glue-point="2" draw:end-shape="id116" draw:end-glue-point="4" svg:d="M21430 19161v367h-80v368" svg:viewBox="0 0 81 736">
          <text:p/>
        </draw:connector>
        <draw:connector draw:style-name="gr3" draw:text-style-name="P6" draw:layer="layout" svg:x1="26.335cm" svg:y1="16.018cm" svg:x2="21.43cm" svg:y2="18.145cm" draw:start-shape="id111" draw:start-glue-point="8" draw:end-shape="id115" draw:end-glue-point="0" svg:d="M26335 16018v1064h-4905v1063" svg:viewBox="0 0 4906 2128">
          <text:p/>
        </draw:connector>
        <draw:custom-shape draw:style-name="gr24" draw:text-style-name="P27" draw:layer="layout" svg:width="12.319cm" svg:height="2.667cm" svg:x="-1.667cm" svg:y="-8.652cm">
          <text:p text:style-name="P2">Disposisi peermohonan</text:p>
          <draw:enhanced-geometry svg:viewBox="0 0 21600 21600" draw:type="rectangle" draw:enhanced-path="M 0 0 L 21600 0 21600 21600 0 21600 0 0 Z N"/>
        </draw:custom-shape>
        <draw:custom-shape draw:style-name="gr18" draw:text-style-name="P19" xml:id="id117" draw:id="id117" draw:layer="layout" svg:width="5.426cm" svg:height="2.667cm" svg:x="23.606cm" svg:y="20.05cm">
          <text:p text:style-name="P18">If strlen(query_str==0)</text:p>
          <text:p text:style-name="P18">{ load base_url}</text:p>
          <text:p text:style-name="P18">Else{ load base_url,</text:p>
          <text:p text:style-name="P18">Load query_st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6" draw:layer="layout" svg:x1="26.299cm" svg:y1="19.126cm" svg:x2="26.319cm" svg:y2="20.05cm" draw:start-shape="id114" draw:start-glue-point="2" draw:end-shape="id117" draw:end-glue-point="5" svg:d="M26299 19126v462h20v462" svg:viewBox="0 0 21 925">
          <text:p/>
        </draw:connector>
        <draw:connector draw:style-name="gr3" draw:text-style-name="P6" draw:layer="layout" draw:line-skew="0.896cm 6.899cm" svg:x1="25.766cm" svg:y1="22.717cm" svg:x2="28.648cm" svg:y2="7.722cm" draw:start-shape="id117" draw:start-glue-point="7" draw:end-shape="id106" draw:end-glue-point="7" svg:d="M25766 22717v1397h10667v-16392h-7785" svg:viewBox="0 0 10668 16393">
          <text:p/>
        </draw:connector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1:34:39.325359377</meta:creation-date>
    <dc:date>2017-10-26T01:56:24.699383361</dc:date>
    <meta:editing-duration>P2DT17H2M54S</meta:editing-duration>
    <meta:editing-cycles>30</meta:editing-cycles>
    <meta:generator>LibreOffice/5.3.6.1$Linux_X86_64 LibreOffice_project/30m0$Build-1</meta:generator>
    <meta:document-statistic meta:object-count="275"/>
  </office:meta>
</office:document-meta>
</file>